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5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15.36mm"/>
    </style:style>
    <style:style style:name="co4" style:family="table-column">
      <style:table-column-properties fo:break-before="auto" style:column-width="13.44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6.65mm"/>
    </style:style>
    <style:style style:name="co7" style:family="table-column">
      <style:table-column-properties fo:break-before="auto" style:column-width="3.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1" table:style-name="ta1">
        <table:shapes>
          <draw:frame draw:z-index="0" draw:style-name="gr1" draw:text-style-name="P1" svg:width="159.84mm" svg:height="89.88mm" svg:x="89.44mm" svg:y="107.08mm">
            <draw:object draw:notify-on-update-of-ranges="res1.A10:res1.ADV10 res1.A16:res1.ADV16 res1.A22:res1.ADV22 res1.A28:res1.ADV28 res1.A34:res1.ADV34 res1.A40:res1.ADV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3" table:default-cell-style-name="Default"/>
        <table:table-column table:style-name="co5" table:default-cell-style-name="Default"/>
        <table:table-column table:style-name="co3" table:number-columns-repeated="49" table:default-cell-style-name="Default"/>
        <table:table-column table:style-name="co5" table:default-cell-style-name="Default"/>
        <table:table-column table:style-name="co3" table:number-columns-repeated="49" table:default-cell-style-name="Default"/>
        <table:table-column table:style-name="co5" table:default-cell-style-name="Default"/>
        <table:table-column table:style-name="co3" table:number-columns-repeated="49" table:default-cell-style-name="Default"/>
        <table:table-column table:style-name="co5" table:default-cell-style-name="Default"/>
        <table:table-column table:style-name="co3" table:number-columns-repeated="49" table:default-cell-style-name="Default"/>
        <table:table-column table:style-name="co5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33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1 for EXPLICIT UPWIND FTBS 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2 for IMPLICIT UPWIND FTBS 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3 for IMPLICIT FTCS 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1 for dt = 0.002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2 for dt = 0.001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3 for dt = 0.0005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----------- EXPLICIT UPWIND FTBS -------------------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Delta t: 0.002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</text:p>
          </table:table-cell>
          <table:table-cell table:number-columns-repeated="801"/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  <table:table-cell office:value-type="float" office:value="2.61769" calcext:value-type="float">
            <text:p>2.61769</text:p>
          </table:table-cell>
          <table:table-cell office:value-type="float" office:value="5.2336" calcext:value-type="float">
            <text:p>5.2336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5.399" calcext:value-type="float">
            <text:p>45.399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50" calcext:value-type="float">
            <text:p>50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62.932" calcext:value-type="float">
            <text:p>62.932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5.264" calcext:value-type="float">
            <text:p>85.264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2.388" calcext:value-type="float">
            <text:p>92.388</text:p>
          </table:table-cell>
          <table:table-cell office:value-type="float" office:value="93.358" calcext:value-type="float">
            <text:p>93.358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5.882" calcext:value-type="float">
            <text:p>95.882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7.237" calcext:value-type="float">
            <text:p>97.237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100" calcext:value-type="float">
            <text:p>100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7.237" calcext:value-type="float">
            <text:p>97.237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5.882" calcext:value-type="float">
            <text:p>95.882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3.358" calcext:value-type="float">
            <text:p>93.358</text:p>
          </table:table-cell>
          <table:table-cell office:value-type="float" office:value="92.388" calcext:value-type="float">
            <text:p>92.388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5.264" calcext:value-type="float">
            <text:p>85.264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2.932" calcext:value-type="float">
            <text:p>62.932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0" calcext:value-type="float">
            <text:p>50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45.399" calcext:value-type="float">
            <text:p>45.399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5.2336" calcext:value-type="float">
            <text:p>5.2336</text:p>
          </table:table-cell>
          <table:table-cell office:value-type="float" office:value="2.61769" calcext:value-type="float">
            <text:p>2.61769</text:p>
          </table:table-cell>
          <table:table-cell table:number-columns-repeated="58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:</text:p>
          </table:table-cell>
          <table:table-cell table:number-columns-repeated="8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:</text:p>
          </table:table-cell>
          <table:table-cell table:number-columns-repeated="8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.1</text:p>
          </table:table-cell>
          <table:table-cell table:number-columns-repeated="801"/>
        </table:table-row>
        <table:table-row table:style-name="ro1">
          <table:table-cell table:number-columns-repeated="151" office:value-type="float" office:value="0" calcext:value-type="float">
            <text:p>0</text:p>
          </table:table-cell>
          <table:table-cell office:value-type="float" office:value="2.61769" calcext:value-type="float">
            <text:p>2.61769</text:p>
          </table:table-cell>
          <table:table-cell office:value-type="float" office:value="5.2336" calcext:value-type="float">
            <text:p>5.2336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5.399" calcext:value-type="float">
            <text:p>45.399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50" calcext:value-type="float">
            <text:p>50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62.932" calcext:value-type="float">
            <text:p>62.932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5.264" calcext:value-type="float">
            <text:p>85.264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2.388" calcext:value-type="float">
            <text:p>92.388</text:p>
          </table:table-cell>
          <table:table-cell office:value-type="float" office:value="93.358" calcext:value-type="float">
            <text:p>93.358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5.882" calcext:value-type="float">
            <text:p>95.882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7.237" calcext:value-type="float">
            <text:p>97.237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100" calcext:value-type="float">
            <text:p>100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7.237" calcext:value-type="float">
            <text:p>97.237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5.882" calcext:value-type="float">
            <text:p>95.882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3.358" calcext:value-type="float">
            <text:p>93.358</text:p>
          </table:table-cell>
          <table:table-cell office:value-type="float" office:value="92.388" calcext:value-type="float">
            <text:p>92.388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5.264" calcext:value-type="float">
            <text:p>85.264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2.932" calcext:value-type="float">
            <text:p>62.932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0" calcext:value-type="float">
            <text:p>50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45.399" calcext:value-type="float">
            <text:p>45.399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5.2336" calcext:value-type="float">
            <text:p>5.2336</text:p>
          </table:table-cell>
          <table:table-cell office:value-type="float" office:value="2.61769" calcext:value-type="float">
            <text:p>2.61769</text:p>
          </table:table-cell>
          <table:table-cell table:number-columns-repeated="53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.1:</text:p>
          </table:table-cell>
          <table:table-cell table:number-columns-repeated="801"/>
        </table:table-row>
        <table:table-row table:style-name="ro1">
          <table:table-cell office:value-type="float" office:value="0.000000000000133227" calcext:value-type="float">
            <text:p>1.33227E-13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.1:</text:p>
          </table:table-cell>
          <table:table-cell table:number-columns-repeated="801"/>
        </table:table-row>
        <table:table-row table:style-name="ro1">
          <table:table-cell office:value-type="float" office:value="0.000000000000679829" calcext:value-type="float">
            <text:p>6.79829E-13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.2</text:p>
          </table:table-cell>
          <table:table-cell table:number-columns-repeated="801"/>
        </table:table-row>
        <table:table-row table:style-name="ro1">
          <table:table-cell table:number-columns-repeated="201" office:value-type="float" office:value="0" calcext:value-type="float">
            <text:p>0</text:p>
          </table:table-cell>
          <table:table-cell office:value-type="float" office:value="2.61769" calcext:value-type="float">
            <text:p>2.61769</text:p>
          </table:table-cell>
          <table:table-cell office:value-type="float" office:value="5.2336" calcext:value-type="float">
            <text:p>5.2336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5.399" calcext:value-type="float">
            <text:p>45.399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50" calcext:value-type="float">
            <text:p>50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62.932" calcext:value-type="float">
            <text:p>62.932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5.264" calcext:value-type="float">
            <text:p>85.264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2.388" calcext:value-type="float">
            <text:p>92.388</text:p>
          </table:table-cell>
          <table:table-cell office:value-type="float" office:value="93.358" calcext:value-type="float">
            <text:p>93.358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5.882" calcext:value-type="float">
            <text:p>95.882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7.237" calcext:value-type="float">
            <text:p>97.237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100" calcext:value-type="float">
            <text:p>100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7.237" calcext:value-type="float">
            <text:p>97.237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5.882" calcext:value-type="float">
            <text:p>95.882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3.358" calcext:value-type="float">
            <text:p>93.358</text:p>
          </table:table-cell>
          <table:table-cell office:value-type="float" office:value="92.388" calcext:value-type="float">
            <text:p>92.388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5.264" calcext:value-type="float">
            <text:p>85.264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2.932" calcext:value-type="float">
            <text:p>62.932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0" calcext:value-type="float">
            <text:p>50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45.399" calcext:value-type="float">
            <text:p>45.399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5.2336" calcext:value-type="float">
            <text:p>5.2336</text:p>
          </table:table-cell>
          <table:table-cell office:value-type="float" office:value="2.61769" calcext:value-type="float">
            <text:p>2.61769</text:p>
          </table:table-cell>
          <table:table-cell table:number-columns-repeated="48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.2:</text:p>
          </table:table-cell>
          <table:table-cell table:number-columns-repeated="801"/>
        </table:table-row>
        <table:table-row table:style-name="ro1">
          <table:table-cell office:value-type="float" office:value="0.000000000000221156" calcext:value-type="float">
            <text:p>2.21156E-13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.2:</text:p>
          </table:table-cell>
          <table:table-cell table:number-columns-repeated="801"/>
        </table:table-row>
        <table:table-row table:style-name="ro1">
          <table:table-cell office:value-type="float" office:value="0.00000000000145034" calcext:value-type="float">
            <text:p>1.45034E-12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.3</text:p>
          </table:table-cell>
          <table:table-cell table:number-columns-repeated="801"/>
        </table:table-row>
        <table:table-row table:style-name="ro1">
          <table:table-cell table:number-columns-repeated="251" office:value-type="float" office:value="0" calcext:value-type="float">
            <text:p>0</text:p>
          </table:table-cell>
          <table:table-cell office:value-type="float" office:value="2.61769" calcext:value-type="float">
            <text:p>2.61769</text:p>
          </table:table-cell>
          <table:table-cell office:value-type="float" office:value="5.2336" calcext:value-type="float">
            <text:p>5.2336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5.399" calcext:value-type="float">
            <text:p>45.399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50" calcext:value-type="float">
            <text:p>50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62.932" calcext:value-type="float">
            <text:p>62.932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5.264" calcext:value-type="float">
            <text:p>85.264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2.388" calcext:value-type="float">
            <text:p>92.388</text:p>
          </table:table-cell>
          <table:table-cell office:value-type="float" office:value="93.358" calcext:value-type="float">
            <text:p>93.358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5.882" calcext:value-type="float">
            <text:p>95.882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7.237" calcext:value-type="float">
            <text:p>97.237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100" calcext:value-type="float">
            <text:p>100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7.237" calcext:value-type="float">
            <text:p>97.237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5.882" calcext:value-type="float">
            <text:p>95.882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3.358" calcext:value-type="float">
            <text:p>93.358</text:p>
          </table:table-cell>
          <table:table-cell office:value-type="float" office:value="92.388" calcext:value-type="float">
            <text:p>92.388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5.264" calcext:value-type="float">
            <text:p>85.264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2.932" calcext:value-type="float">
            <text:p>62.932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0" calcext:value-type="float">
            <text:p>50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45.399" calcext:value-type="float">
            <text:p>45.399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5.2336" calcext:value-type="float">
            <text:p>5.2336</text:p>
          </table:table-cell>
          <table:table-cell office:value-type="float" office:value="2.61769" calcext:value-type="float">
            <text:p>2.61769</text:p>
          </table:table-cell>
          <table:table-cell table:number-columns-repeated="43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.3:</text:p>
          </table:table-cell>
          <table:table-cell table:number-columns-repeated="801"/>
        </table:table-row>
        <table:table-row table:style-name="ro1">
          <table:table-cell office:value-type="float" office:value="0.000000000000353495" calcext:value-type="float">
            <text:p>3.53495E-13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.3:</text:p>
          </table:table-cell>
          <table:table-cell table:number-columns-repeated="801"/>
        </table:table-row>
        <table:table-row table:style-name="ro1">
          <table:table-cell office:value-type="float" office:value="0.00000000000232416" calcext:value-type="float">
            <text:p>2.32416E-12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.4</text:p>
          </table:table-cell>
          <table:table-cell table:number-columns-repeated="801"/>
        </table:table-row>
        <table:table-row table:style-name="ro1">
          <table:table-cell table:number-columns-repeated="301" office:value-type="float" office:value="0" calcext:value-type="float">
            <text:p>0</text:p>
          </table:table-cell>
          <table:table-cell office:value-type="float" office:value="2.61769" calcext:value-type="float">
            <text:p>2.61769</text:p>
          </table:table-cell>
          <table:table-cell office:value-type="float" office:value="5.2336" calcext:value-type="float">
            <text:p>5.2336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5.399" calcext:value-type="float">
            <text:p>45.399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50" calcext:value-type="float">
            <text:p>50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62.932" calcext:value-type="float">
            <text:p>62.932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5.264" calcext:value-type="float">
            <text:p>85.264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2.388" calcext:value-type="float">
            <text:p>92.388</text:p>
          </table:table-cell>
          <table:table-cell office:value-type="float" office:value="93.358" calcext:value-type="float">
            <text:p>93.358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5.882" calcext:value-type="float">
            <text:p>95.882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7.237" calcext:value-type="float">
            <text:p>97.237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100" calcext:value-type="float">
            <text:p>100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7.237" calcext:value-type="float">
            <text:p>97.237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5.882" calcext:value-type="float">
            <text:p>95.882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3.358" calcext:value-type="float">
            <text:p>93.358</text:p>
          </table:table-cell>
          <table:table-cell office:value-type="float" office:value="92.388" calcext:value-type="float">
            <text:p>92.388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5.264" calcext:value-type="float">
            <text:p>85.264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2.932" calcext:value-type="float">
            <text:p>62.932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0" calcext:value-type="float">
            <text:p>50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45.399" calcext:value-type="float">
            <text:p>45.399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5.2336" calcext:value-type="float">
            <text:p>5.2336</text:p>
          </table:table-cell>
          <table:table-cell office:value-type="float" office:value="2.61769" calcext:value-type="float">
            <text:p>2.61769</text:p>
          </table:table-cell>
          <table:table-cell table:number-columns-repeated="38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.4:</text:p>
          </table:table-cell>
          <table:table-cell table:number-columns-repeated="801"/>
        </table:table-row>
        <table:table-row table:style-name="ro1">
          <table:table-cell office:value-type="float" office:value="0.000000000000399236" calcext:value-type="float">
            <text:p>3.99236E-13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.4:</text:p>
          </table:table-cell>
          <table:table-cell table:number-columns-repeated="801"/>
        </table:table-row>
        <table:table-row table:style-name="ro1">
          <table:table-cell office:value-type="float" office:value="0.00000000000288193" calcext:value-type="float">
            <text:p>2.88193E-12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n = 0.5</text:p>
          </table:table-cell>
          <table:table-cell table:number-columns-repeated="801"/>
        </table:table-row>
        <table:table-row table:style-name="ro1">
          <table:table-cell table:number-columns-repeated="351" office:value-type="float" office:value="0" calcext:value-type="float">
            <text:p>0</text:p>
          </table:table-cell>
          <table:table-cell office:value-type="float" office:value="2.61769" calcext:value-type="float">
            <text:p>2.61769</text:p>
          </table:table-cell>
          <table:table-cell office:value-type="float" office:value="5.2336" calcext:value-type="float">
            <text:p>5.2336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5.399" calcext:value-type="float">
            <text:p>45.399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50" calcext:value-type="float">
            <text:p>50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62.932" calcext:value-type="float">
            <text:p>62.932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5.264" calcext:value-type="float">
            <text:p>85.264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2.388" calcext:value-type="float">
            <text:p>92.388</text:p>
          </table:table-cell>
          <table:table-cell office:value-type="float" office:value="93.358" calcext:value-type="float">
            <text:p>93.358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5.882" calcext:value-type="float">
            <text:p>95.882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7.237" calcext:value-type="float">
            <text:p>97.237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100" calcext:value-type="float">
            <text:p>100</text:p>
          </table:table-cell>
          <table:table-cell office:value-type="float" office:value="99.9657" calcext:value-type="float">
            <text:p>99.9657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6917" calcext:value-type="float">
            <text:p>99.6917</text:p>
          </table:table-cell>
          <table:table-cell office:value-type="float" office:value="99.4522" calcext:value-type="float">
            <text:p>99.4522</text:p>
          </table:table-cell>
          <table:table-cell office:value-type="float" office:value="99.1445" calcext:value-type="float">
            <text:p>99.1445</text:p>
          </table:table-cell>
          <table:table-cell office:value-type="float" office:value="98.7688" calcext:value-type="float">
            <text:p>98.7688</text:p>
          </table:table-cell>
          <table:table-cell office:value-type="float" office:value="98.3255" calcext:value-type="float">
            <text:p>98.3255</text:p>
          </table:table-cell>
          <table:table-cell office:value-type="float" office:value="97.8148" calcext:value-type="float">
            <text:p>97.8148</text:p>
          </table:table-cell>
          <table:table-cell office:value-type="float" office:value="97.237" calcext:value-type="float">
            <text:p>97.237</text:p>
          </table:table-cell>
          <table:table-cell office:value-type="float" office:value="96.5926" calcext:value-type="float">
            <text:p>96.5926</text:p>
          </table:table-cell>
          <table:table-cell office:value-type="float" office:value="95.882" calcext:value-type="float">
            <text:p>95.882</text:p>
          </table:table-cell>
          <table:table-cell office:value-type="float" office:value="95.1057" calcext:value-type="float">
            <text:p>95.1057</text:p>
          </table:table-cell>
          <table:table-cell office:value-type="float" office:value="94.2641" calcext:value-type="float">
            <text:p>94.2641</text:p>
          </table:table-cell>
          <table:table-cell office:value-type="float" office:value="93.358" calcext:value-type="float">
            <text:p>93.358</text:p>
          </table:table-cell>
          <table:table-cell office:value-type="float" office:value="92.388" calcext:value-type="float">
            <text:p>92.388</text:p>
          </table:table-cell>
          <table:table-cell office:value-type="float" office:value="91.3545" calcext:value-type="float">
            <text:p>91.3545</text:p>
          </table:table-cell>
          <table:table-cell office:value-type="float" office:value="90.2585" calcext:value-type="float">
            <text:p>90.2585</text:p>
          </table:table-cell>
          <table:table-cell office:value-type="float" office:value="89.1007" calcext:value-type="float">
            <text:p>89.1007</text:p>
          </table:table-cell>
          <table:table-cell office:value-type="float" office:value="87.8817" calcext:value-type="float">
            <text:p>87.8817</text:p>
          </table:table-cell>
          <table:table-cell office:value-type="float" office:value="86.6025" calcext:value-type="float">
            <text:p>86.6025</text:p>
          </table:table-cell>
          <table:table-cell office:value-type="float" office:value="85.264" calcext:value-type="float">
            <text:p>85.264</text:p>
          </table:table-cell>
          <table:table-cell office:value-type="float" office:value="83.8671" calcext:value-type="float">
            <text:p>83.8671</text:p>
          </table:table-cell>
          <table:table-cell office:value-type="float" office:value="82.4126" calcext:value-type="float">
            <text:p>82.4126</text:p>
          </table:table-cell>
          <table:table-cell office:value-type="float" office:value="80.9017" calcext:value-type="float">
            <text:p>80.9017</text:p>
          </table:table-cell>
          <table:table-cell office:value-type="float" office:value="79.3353" calcext:value-type="float">
            <text:p>79.3353</text:p>
          </table:table-cell>
          <table:table-cell office:value-type="float" office:value="77.7146" calcext:value-type="float">
            <text:p>77.7146</text:p>
          </table:table-cell>
          <table:table-cell office:value-type="float" office:value="76.0406" calcext:value-type="float">
            <text:p>76.0406</text:p>
          </table:table-cell>
          <table:table-cell office:value-type="float" office:value="74.3145" calcext:value-type="float">
            <text:p>74.3145</text:p>
          </table:table-cell>
          <table:table-cell office:value-type="float" office:value="72.5374" calcext:value-type="float">
            <text:p>72.5374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68.8355" calcext:value-type="float">
            <text:p>68.8355</text:p>
          </table:table-cell>
          <table:table-cell office:value-type="float" office:value="66.9131" calcext:value-type="float">
            <text:p>66.9131</text:p>
          </table:table-cell>
          <table:table-cell office:value-type="float" office:value="64.9448" calcext:value-type="float">
            <text:p>64.9448</text:p>
          </table:table-cell>
          <table:table-cell office:value-type="float" office:value="62.932" calcext:value-type="float">
            <text:p>62.932</text:p>
          </table:table-cell>
          <table:table-cell office:value-type="float" office:value="60.8761" calcext:value-type="float">
            <text:p>60.8761</text:p>
          </table:table-cell>
          <table:table-cell office:value-type="float" office:value="58.7785" calcext:value-type="float">
            <text:p>58.7785</text:p>
          </table:table-cell>
          <table:table-cell office:value-type="float" office:value="56.6406" calcext:value-type="float">
            <text:p>56.6406</text:p>
          </table:table-cell>
          <table:table-cell office:value-type="float" office:value="54.4639" calcext:value-type="float">
            <text:p>54.4639</text:p>
          </table:table-cell>
          <table:table-cell office:value-type="float" office:value="52.2499" calcext:value-type="float">
            <text:p>52.2499</text:p>
          </table:table-cell>
          <table:table-cell office:value-type="float" office:value="50" calcext:value-type="float">
            <text:p>50</text:p>
          </table:table-cell>
          <table:table-cell office:value-type="float" office:value="47.7159" calcext:value-type="float">
            <text:p>47.7159</text:p>
          </table:table-cell>
          <table:table-cell office:value-type="float" office:value="45.399" calcext:value-type="float">
            <text:p>45.399</text:p>
          </table:table-cell>
          <table:table-cell office:value-type="float" office:value="43.0511" calcext:value-type="float">
            <text:p>43.0511</text:p>
          </table:table-cell>
          <table:table-cell office:value-type="float" office:value="40.6737" calcext:value-type="float">
            <text:p>40.6737</text:p>
          </table:table-cell>
          <table:table-cell office:value-type="float" office:value="38.2683" calcext:value-type="float">
            <text:p>38.2683</text:p>
          </table:table-cell>
          <table:table-cell office:value-type="float" office:value="35.8368" calcext:value-type="float">
            <text:p>35.8368</text:p>
          </table:table-cell>
          <table:table-cell office:value-type="float" office:value="33.3807" calcext:value-type="float">
            <text:p>33.3807</text:p>
          </table:table-cell>
          <table:table-cell office:value-type="float" office:value="30.9017" calcext:value-type="float">
            <text:p>30.9017</text:p>
          </table:table-cell>
          <table:table-cell office:value-type="float" office:value="28.4015" calcext:value-type="float">
            <text:p>28.4015</text:p>
          </table:table-cell>
          <table:table-cell office:value-type="float" office:value="25.8819" calcext:value-type="float">
            <text:p>25.8819</text:p>
          </table:table-cell>
          <table:table-cell office:value-type="float" office:value="23.3445" calcext:value-type="float">
            <text:p>23.3445</text:p>
          </table:table-cell>
          <table:table-cell office:value-type="float" office:value="20.7912" calcext:value-type="float">
            <text:p>20.7912</text:p>
          </table:table-cell>
          <table:table-cell office:value-type="float" office:value="18.2236" calcext:value-type="float">
            <text:p>18.2236</text:p>
          </table:table-cell>
          <table:table-cell office:value-type="float" office:value="15.6434" calcext:value-type="float">
            <text:p>15.6434</text:p>
          </table:table-cell>
          <table:table-cell office:value-type="float" office:value="13.0526" calcext:value-type="float">
            <text:p>13.0526</text:p>
          </table:table-cell>
          <table:table-cell office:value-type="float" office:value="10.4528" calcext:value-type="float">
            <text:p>10.4528</text:p>
          </table:table-cell>
          <table:table-cell office:value-type="float" office:value="7.84591" calcext:value-type="float">
            <text:p>7.84591</text:p>
          </table:table-cell>
          <table:table-cell office:value-type="float" office:value="5.2336" calcext:value-type="float">
            <text:p>5.2336</text:p>
          </table:table-cell>
          <table:table-cell office:value-type="float" office:value="2.61769" calcext:value-type="float">
            <text:p>2.61769</text:p>
          </table:table-cell>
          <table:table-cell table:number-columns-repeated="331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ax norm of the error for n = 0.5:</text:p>
          </table:table-cell>
          <table:table-cell table:number-columns-repeated="801"/>
        </table:table-row>
        <table:table-row table:style-name="ro1">
          <table:table-cell office:value-type="float" office:value="0.000000000000486722" calcext:value-type="float">
            <text:p>4.86722E-13</text:p>
          </table:table-cell>
          <table:table-cell table:number-columns-repeated="801"/>
        </table:table-row>
        <table:table-row table:style-name="ro1">
          <table:table-cell office:value-type="string" calcext:value-type="string">
            <text:p>Two norm of the error for n = 0.5:</text:p>
          </table:table-cell>
          <table:table-cell table:number-columns-repeated="801"/>
        </table:table-row>
        <table:table-row table:style-name="ro1">
          <table:table-cell office:value-type="float" office:value="0.00000000000345757" calcext:value-type="float">
            <text:p>3.45757E-12</text:p>
          </table:table-cell>
          <table:table-cell table:number-columns-repeated="8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21:54:44.9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9T22:03:33.922000000</dc:date>
    <meta:editing-duration>PT10M4S</meta:editing-duration>
    <meta:editing-cycles>2</meta:editing-cycles>
    <meta:generator>LibreOffice/5.4.4.2$Windows_X86_64 LibreOffice_project/2524958677847fb3bb44820e40380acbe820f960</meta:generator>
    <meta:document-statistic meta:table-count="1" meta:cell-count="48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8.989cm" xlink:href=".." xlink:type="simple" chart:class="chart:line" chart:style-name="ch1">
        <chart:legend chart:legend-position="end" svg:x="13.456cm" svg:y="2.932cm" style:legend-expansion="high" chart:style-name="ch2"/>
        <chart:plot-area chart:style-name="ch3" table:cell-range-address="res1.A10:res1.ADV10 res1.A16:res1.ADV16 res1.A22:res1.ADV22 res1.A28:res1.ADV28 res1.A34:res1.ADV34 res1.A40:res1.ADV40" svg:x="0.319cm" svg:y="0.179cm" svg:width="12.818cm" svg:height="8.631cm">
          <chartooo:coordinate-region svg:x="0.951cm" svg:y="0.297cm" svg:width="11.882cm" svg:height="7.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1.A10:res1.ADV10" chart:class="chart:line">
            <chart:data-point chart:repeated="802"/>
          </chart:series>
          <chart:series chart:style-name="ch7" chart:values-cell-range-address="res1.A16:res1.ADV16" chart:class="chart:line">
            <chart:data-point chart:repeated="802"/>
          </chart:series>
          <chart:series chart:style-name="ch8" chart:values-cell-range-address="res1.A22:res1.ADV22" chart:class="chart:line">
            <chart:data-point chart:repeated="802"/>
          </chart:series>
          <chart:series chart:style-name="ch9" chart:values-cell-range-address="res1.A28:res1.ADV28" chart:class="chart:line">
            <chart:data-point chart:repeated="802"/>
          </chart:series>
          <chart:series chart:style-name="ch10" chart:values-cell-range-address="res1.A34:res1.ADV34" chart:class="chart:line">
            <chart:data-point chart:repeated="802"/>
          </chart:series>
          <chart:series chart:style-name="ch11" chart:values-cell-range-address="res1.A40:res1.ADV40" chart:class="chart:line">
            <chart:data-point chart:repeated="80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1.A10:res1.ADV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1769">
                <text:p>2.61769</text:p>
              </table:table-cell>
              <table:table-cell office:value-type="float" office:value="5.2336">
                <text:p>5.2336</text:p>
              </table:table-cell>
              <table:table-cell office:value-type="float" office:value="7.84591">
                <text:p>7.84591</text:p>
              </table:table-cell>
              <table:table-cell office:value-type="float" office:value="10.4528">
                <text:p>10.4528</text:p>
              </table:table-cell>
              <table:table-cell office:value-type="float" office:value="13.0526">
                <text:p>13.0526</text:p>
              </table:table-cell>
              <table:table-cell office:value-type="float" office:value="15.6434">
                <text:p>15.6434</text:p>
              </table:table-cell>
              <table:table-cell office:value-type="float" office:value="18.2236">
                <text:p>18.2236</text:p>
              </table:table-cell>
              <table:table-cell office:value-type="float" office:value="20.7912">
                <text:p>20.7912</text:p>
              </table:table-cell>
              <table:table-cell office:value-type="float" office:value="23.3445">
                <text:p>23.3445</text:p>
              </table:table-cell>
              <table:table-cell office:value-type="float" office:value="25.8819">
                <text:p>25.8819</text:p>
              </table:table-cell>
              <table:table-cell office:value-type="float" office:value="28.4015">
                <text:p>28.4015</text:p>
              </table:table-cell>
              <table:table-cell office:value-type="float" office:value="30.9017">
                <text:p>30.9017</text:p>
              </table:table-cell>
              <table:table-cell office:value-type="float" office:value="33.3807">
                <text:p>33.3807</text:p>
              </table:table-cell>
              <table:table-cell office:value-type="float" office:value="35.8368">
                <text:p>35.8368</text:p>
              </table:table-cell>
              <table:table-cell office:value-type="float" office:value="38.2683">
                <text:p>38.2683</text:p>
              </table:table-cell>
              <table:table-cell office:value-type="float" office:value="40.6737">
                <text:p>40.6737</text:p>
              </table:table-cell>
              <table:table-cell office:value-type="float" office:value="43.0511">
                <text:p>43.0511</text:p>
              </table:table-cell>
              <table:table-cell office:value-type="float" office:value="45.399">
                <text:p>45.399</text:p>
              </table:table-cell>
              <table:table-cell office:value-type="float" office:value="47.7159">
                <text:p>47.7159</text:p>
              </table:table-cell>
              <table:table-cell office:value-type="float" office:value="50">
                <text:p>50</text:p>
              </table:table-cell>
              <table:table-cell office:value-type="float" office:value="52.2499">
                <text:p>52.2499</text:p>
              </table:table-cell>
              <table:table-cell office:value-type="float" office:value="54.4639">
                <text:p>54.4639</text:p>
              </table:table-cell>
              <table:table-cell office:value-type="float" office:value="56.6406">
                <text:p>56.6406</text:p>
              </table:table-cell>
              <table:table-cell office:value-type="float" office:value="58.7785">
                <text:p>58.7785</text:p>
              </table:table-cell>
              <table:table-cell office:value-type="float" office:value="60.8761">
                <text:p>60.8761</text:p>
              </table:table-cell>
              <table:table-cell office:value-type="float" office:value="62.932">
                <text:p>62.932</text:p>
              </table:table-cell>
              <table:table-cell office:value-type="float" office:value="64.9448">
                <text:p>64.9448</text:p>
              </table:table-cell>
              <table:table-cell office:value-type="float" office:value="66.9131">
                <text:p>66.9131</text:p>
              </table:table-cell>
              <table:table-cell office:value-type="float" office:value="68.8355">
                <text:p>68.8355</text:p>
              </table:table-cell>
              <table:table-cell office:value-type="float" office:value="70.7107">
                <text:p>70.7107</text:p>
              </table:table-cell>
              <table:table-cell office:value-type="float" office:value="72.5374">
                <text:p>72.5374</text:p>
              </table:table-cell>
              <table:table-cell office:value-type="float" office:value="74.3145">
                <text:p>74.3145</text:p>
              </table:table-cell>
              <table:table-cell office:value-type="float" office:value="76.0406">
                <text:p>76.0406</text:p>
              </table:table-cell>
              <table:table-cell office:value-type="float" office:value="77.7146">
                <text:p>77.7146</text:p>
              </table:table-cell>
              <table:table-cell office:value-type="float" office:value="79.3353">
                <text:p>79.3353</text:p>
              </table:table-cell>
              <table:table-cell office:value-type="float" office:value="80.9017">
                <text:p>80.9017</text:p>
              </table:table-cell>
              <table:table-cell office:value-type="float" office:value="82.4126">
                <text:p>82.4126</text:p>
              </table:table-cell>
              <table:table-cell office:value-type="float" office:value="83.8671">
                <text:p>83.8671</text:p>
              </table:table-cell>
              <table:table-cell office:value-type="float" office:value="85.264">
                <text:p>85.264</text:p>
              </table:table-cell>
              <table:table-cell office:value-type="float" office:value="86.6025">
                <text:p>86.6025</text:p>
              </table:table-cell>
              <table:table-cell office:value-type="float" office:value="87.8817">
                <text:p>87.8817</text:p>
              </table:table-cell>
              <table:table-cell office:value-type="float" office:value="89.1007">
                <text:p>89.1007</text:p>
              </table:table-cell>
              <table:table-cell office:value-type="float" office:value="90.2585">
                <text:p>90.2585</text:p>
              </table:table-cell>
              <table:table-cell office:value-type="float" office:value="91.3545">
                <text:p>91.3545</text:p>
              </table:table-cell>
              <table:table-cell office:value-type="float" office:value="92.388">
                <text:p>92.388</text:p>
              </table:table-cell>
              <table:table-cell office:value-type="float" office:value="93.358">
                <text:p>93.358</text:p>
              </table:table-cell>
              <table:table-cell office:value-type="float" office:value="94.2641">
                <text:p>94.2641</text:p>
              </table:table-cell>
              <table:table-cell office:value-type="float" office:value="95.1057">
                <text:p>95.1057</text:p>
              </table:table-cell>
              <table:table-cell office:value-type="float" office:value="95.882">
                <text:p>95.882</text:p>
              </table:table-cell>
              <table:table-cell office:value-type="float" office:value="96.5926">
                <text:p>96.5926</text:p>
              </table:table-cell>
              <table:table-cell office:value-type="float" office:value="97.237">
                <text:p>97.237</text:p>
              </table:table-cell>
              <table:table-cell office:value-type="float" office:value="97.8148">
                <text:p>97.8148</text:p>
              </table:table-cell>
              <table:table-cell office:value-type="float" office:value="98.3255">
                <text:p>98.3255</text:p>
              </table:table-cell>
              <table:table-cell office:value-type="float" office:value="98.7688">
                <text:p>98.7688</text:p>
              </table:table-cell>
              <table:table-cell office:value-type="float" office:value="99.1445">
                <text:p>99.1445</text:p>
              </table:table-cell>
              <table:table-cell office:value-type="float" office:value="99.4522">
                <text:p>99.4522</text:p>
              </table:table-cell>
              <table:table-cell office:value-type="float" office:value="99.6917">
                <text:p>99.6917</text:p>
              </table:table-cell>
              <table:table-cell office:value-type="float" office:value="99.863">
                <text:p>99.863</text:p>
              </table:table-cell>
              <table:table-cell office:value-type="float" office:value="99.9657">
                <text:p>99.9657</text:p>
              </table:table-cell>
              <table:table-cell office:value-type="float" office:value="100">
                <text:p>100</text:p>
              </table:table-cell>
              <table:table-cell office:value-type="float" office:value="99.9657">
                <text:p>99.9657</text:p>
              </table:table-cell>
              <table:table-cell office:value-type="float" office:value="99.863">
                <text:p>99.863</text:p>
              </table:table-cell>
              <table:table-cell office:value-type="float" office:value="99.6917">
                <text:p>99.6917</text:p>
              </table:table-cell>
              <table:table-cell office:value-type="float" office:value="99.4522">
                <text:p>99.4522</text:p>
              </table:table-cell>
              <table:table-cell office:value-type="float" office:value="99.1445">
                <text:p>99.1445</text:p>
              </table:table-cell>
              <table:table-cell office:value-type="float" office:value="98.7688">
                <text:p>98.7688</text:p>
              </table:table-cell>
              <table:table-cell office:value-type="float" office:value="98.3255">
                <text:p>98.3255</text:p>
              </table:table-cell>
              <table:table-cell office:value-type="float" office:value="97.8148">
                <text:p>97.8148</text:p>
              </table:table-cell>
              <table:table-cell office:value-type="float" office:value="97.237">
                <text:p>97.237</text:p>
              </table:table-cell>
              <table:table-cell office:value-type="float" office:value="96.5926">
                <text:p>96.5926</text:p>
              </table:table-cell>
              <table:table-cell office:value-type="float" office:value="95.882">
                <text:p>95.882</text:p>
              </table:table-cell>
              <table:table-cell office:value-type="float" office:value="95.1057">
                <text:p>95.1057</text:p>
              </table:table-cell>
              <table:table-cell office:value-type="float" office:value="94.2641">
                <text:p>94.2641</text:p>
              </table:table-cell>
              <table:table-cell office:value-type="float" office:value="93.358">
                <text:p>93.358</text:p>
              </table:table-cell>
              <table:table-cell office:value-type="float" office:value="92.388">
                <text:p>92.388</text:p>
              </table:table-cell>
              <table:table-cell office:value-type="float" office:value="91.3545">
                <text:p>91.3545</text:p>
              </table:table-cell>
              <table:table-cell office:value-type="float" office:value="90.2585">
                <text:p>90.2585</text:p>
              </table:table-cell>
              <table:table-cell office:value-type="float" office:value="89.1007">
                <text:p>89.1007</text:p>
              </table:table-cell>
              <table:table-cell office:value-type="float" office:value="87.8817">
                <text:p>87.8817</text:p>
              </table:table-cell>
              <table:table-cell office:value-type="float" office:value="86.6025">
                <text:p>86.6025</text:p>
              </table:table-cell>
              <table:table-cell office:value-type="float" office:value="85.264">
                <text:p>85.264</text:p>
              </table:table-cell>
              <table:table-cell office:value-type="float" office:value="83.8671">
                <text:p>83.8671</text:p>
              </table:table-cell>
              <table:table-cell office:value-type="float" office:value="82.4126">
                <text:p>82.4126</text:p>
              </table:table-cell>
              <table:table-cell office:value-type="float" office:value="80.9017">
                <text:p>80.9017</text:p>
              </table:table-cell>
              <table:table-cell office:value-type="float" office:value="79.3353">
                <text:p>79.3353</text:p>
              </table:table-cell>
              <table:table-cell office:value-type="float" office:value="77.7146">
                <text:p>77.7146</text:p>
              </table:table-cell>
              <table:table-cell office:value-type="float" office:value="76.0406">
                <text:p>76.0406</text:p>
              </table:table-cell>
              <table:table-cell office:value-type="float" office:value="74.3145">
                <text:p>74.3145</text:p>
              </table:table-cell>
              <table:table-cell office:value-type="float" office:value="72.5374">
                <text:p>72.5374</text:p>
              </table:table-cell>
              <table:table-cell office:value-type="float" office:value="70.7107">
                <text:p>70.7107</text:p>
              </table:table-cell>
              <table:table-cell office:value-type="float" office:value="68.8355">
                <text:p>68.8355</text:p>
              </table:table-cell>
              <table:table-cell office:value-type="float" office:value="66.9131">
                <text:p>66.9131</text:p>
              </table:table-cell>
              <table:table-cell office:value-type="float" office:value="64.9448">
                <text:p>64.9448</text:p>
              </table:table-cell>
              <table:table-cell office:value-type="float" office:value="62.932">
                <text:p>62.932</text:p>
              </table:table-cell>
              <table:table-cell office:value-type="float" office:value="60.8761">
                <text:p>60.8761</text:p>
              </table:table-cell>
              <table:table-cell office:value-type="float" office:value="58.7785">
                <text:p>58.7785</text:p>
              </table:table-cell>
              <table:table-cell office:value-type="float" office:value="56.6406">
                <text:p>56.6406</text:p>
              </table:table-cell>
              <table:table-cell office:value-type="float" office:value="54.4639">
                <text:p>54.4639</text:p>
              </table:table-cell>
              <table:table-cell office:value-type="float" office:value="52.2499">
                <text:p>52.2499</text:p>
              </table:table-cell>
              <table:table-cell office:value-type="float" office:value="50">
                <text:p>50</text:p>
              </table:table-cell>
              <table:table-cell office:value-type="float" office:value="47.7159">
                <text:p>47.7159</text:p>
              </table:table-cell>
              <table:table-cell office:value-type="float" office:value="45.399">
                <text:p>45.399</text:p>
              </table:table-cell>
              <table:table-cell office:value-type="float" office:value="43.0511">
                <text:p>43.0511</text:p>
              </table:table-cell>
              <table:table-cell office:value-type="float" office:value="40.6737">
                <text:p>40.6737</text:p>
              </table:table-cell>
              <table:table-cell office:value-type="float" office:value="38.2683">
                <text:p>38.2683</text:p>
              </table:table-cell>
              <table:table-cell office:value-type="float" office:value="35.8368">
                <text:p>35.8368</text:p>
              </table:table-cell>
              <table:table-cell office:value-type="float" office:value="33.3807">
                <text:p>33.3807</text:p>
              </table:table-cell>
              <table:table-cell office:value-type="float" office:value="30.9017">
                <text:p>30.9017</text:p>
              </table:table-cell>
              <table:table-cell office:value-type="float" office:value="28.4015">
                <text:p>28.4015</text:p>
              </table:table-cell>
              <table:table-cell office:value-type="float" office:value="25.8819">
                <text:p>25.8819</text:p>
              </table:table-cell>
              <table:table-cell office:value-type="float" office:value="23.3445">
                <text:p>23.3445</text:p>
              </table:table-cell>
              <table:table-cell office:value-type="float" office:value="20.7912">
                <text:p>20.7912</text:p>
              </table:table-cell>
              <table:table-cell office:value-type="float" office:value="18.2236">
                <text:p>18.2236</text:p>
              </table:table-cell>
              <table:table-cell office:value-type="float" office:value="15.6434">
                <text:p>15.6434</text:p>
              </table:table-cell>
              <table:table-cell office:value-type="float" office:value="13.0526">
                <text:p>13.0526</text:p>
              </table:table-cell>
              <table:table-cell office:value-type="float" office:value="10.4528">
                <text:p>10.4528</text:p>
              </table:table-cell>
              <table:table-cell office:value-type="float" office:value="7.84591">
                <text:p>7.84591</text:p>
              </table:table-cell>
              <table:table-cell office:value-type="float" office:value="5.2336">
                <text:p>5.2336</text:p>
              </table:table-cell>
              <table:table-cell office:value-type="float" office:value="2.61769">
                <text:p>2.6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1.A16:res1.ADV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1769">
                <text:p>2.61769</text:p>
              </table:table-cell>
              <table:table-cell office:value-type="float" office:value="5.2336">
                <text:p>5.2336</text:p>
              </table:table-cell>
              <table:table-cell office:value-type="float" office:value="7.84591">
                <text:p>7.84591</text:p>
              </table:table-cell>
              <table:table-cell office:value-type="float" office:value="10.4528">
                <text:p>10.4528</text:p>
              </table:table-cell>
              <table:table-cell office:value-type="float" office:value="13.0526">
                <text:p>13.0526</text:p>
              </table:table-cell>
              <table:table-cell office:value-type="float" office:value="15.6434">
                <text:p>15.6434</text:p>
              </table:table-cell>
              <table:table-cell office:value-type="float" office:value="18.2236">
                <text:p>18.2236</text:p>
              </table:table-cell>
              <table:table-cell office:value-type="float" office:value="20.7912">
                <text:p>20.7912</text:p>
              </table:table-cell>
              <table:table-cell office:value-type="float" office:value="23.3445">
                <text:p>23.3445</text:p>
              </table:table-cell>
              <table:table-cell office:value-type="float" office:value="25.8819">
                <text:p>25.8819</text:p>
              </table:table-cell>
              <table:table-cell office:value-type="float" office:value="28.4015">
                <text:p>28.4015</text:p>
              </table:table-cell>
              <table:table-cell office:value-type="float" office:value="30.9017">
                <text:p>30.9017</text:p>
              </table:table-cell>
              <table:table-cell office:value-type="float" office:value="33.3807">
                <text:p>33.3807</text:p>
              </table:table-cell>
              <table:table-cell office:value-type="float" office:value="35.8368">
                <text:p>35.8368</text:p>
              </table:table-cell>
              <table:table-cell office:value-type="float" office:value="38.2683">
                <text:p>38.2683</text:p>
              </table:table-cell>
              <table:table-cell office:value-type="float" office:value="40.6737">
                <text:p>40.6737</text:p>
              </table:table-cell>
              <table:table-cell office:value-type="float" office:value="43.0511">
                <text:p>43.0511</text:p>
              </table:table-cell>
              <table:table-cell office:value-type="float" office:value="45.399">
                <text:p>45.399</text:p>
              </table:table-cell>
              <table:table-cell office:value-type="float" office:value="47.7159">
                <text:p>47.7159</text:p>
              </table:table-cell>
              <table:table-cell office:value-type="float" office:value="50">
                <text:p>50</text:p>
              </table:table-cell>
              <table:table-cell office:value-type="float" office:value="52.2499">
                <text:p>52.2499</text:p>
              </table:table-cell>
              <table:table-cell office:value-type="float" office:value="54.4639">
                <text:p>54.4639</text:p>
              </table:table-cell>
              <table:table-cell office:value-type="float" office:value="56.6406">
                <text:p>56.6406</text:p>
              </table:table-cell>
              <table:table-cell office:value-type="float" office:value="58.7785">
                <text:p>58.7785</text:p>
              </table:table-cell>
              <table:table-cell office:value-type="float" office:value="60.8761">
                <text:p>60.8761</text:p>
              </table:table-cell>
              <table:table-cell office:value-type="float" office:value="62.932">
                <text:p>62.932</text:p>
              </table:table-cell>
              <table:table-cell office:value-type="float" office:value="64.9448">
                <text:p>64.9448</text:p>
              </table:table-cell>
              <table:table-cell office:value-type="float" office:value="66.9131">
                <text:p>66.9131</text:p>
              </table:table-cell>
              <table:table-cell office:value-type="float" office:value="68.8355">
                <text:p>68.8355</text:p>
              </table:table-cell>
              <table:table-cell office:value-type="float" office:value="70.7107">
                <text:p>70.7107</text:p>
              </table:table-cell>
              <table:table-cell office:value-type="float" office:value="72.5374">
                <text:p>72.5374</text:p>
              </table:table-cell>
              <table:table-cell office:value-type="float" office:value="74.3145">
                <text:p>74.3145</text:p>
              </table:table-cell>
              <table:table-cell office:value-type="float" office:value="76.0406">
                <text:p>76.0406</text:p>
              </table:table-cell>
              <table:table-cell office:value-type="float" office:value="77.7146">
                <text:p>77.7146</text:p>
              </table:table-cell>
              <table:table-cell office:value-type="float" office:value="79.3353">
                <text:p>79.3353</text:p>
              </table:table-cell>
              <table:table-cell office:value-type="float" office:value="80.9017">
                <text:p>80.9017</text:p>
              </table:table-cell>
              <table:table-cell office:value-type="float" office:value="82.4126">
                <text:p>82.4126</text:p>
              </table:table-cell>
              <table:table-cell office:value-type="float" office:value="83.8671">
                <text:p>83.8671</text:p>
              </table:table-cell>
              <table:table-cell office:value-type="float" office:value="85.264">
                <text:p>85.264</text:p>
              </table:table-cell>
              <table:table-cell office:value-type="float" office:value="86.6025">
                <text:p>86.6025</text:p>
              </table:table-cell>
              <table:table-cell office:value-type="float" office:value="87.8817">
                <text:p>87.8817</text:p>
              </table:table-cell>
              <table:table-cell office:value-type="float" office:value="89.1007">
                <text:p>89.1007</text:p>
              </table:table-cell>
              <table:table-cell office:value-type="float" office:value="90.2585">
                <text:p>90.2585</text:p>
              </table:table-cell>
              <table:table-cell office:value-type="float" office:value="91.3545">
                <text:p>91.3545</text:p>
              </table:table-cell>
              <table:table-cell office:value-type="float" office:value="92.388">
                <text:p>92.388</text:p>
              </table:table-cell>
              <table:table-cell office:value-type="float" office:value="93.358">
                <text:p>93.358</text:p>
              </table:table-cell>
              <table:table-cell office:value-type="float" office:value="94.2641">
                <text:p>94.2641</text:p>
              </table:table-cell>
              <table:table-cell office:value-type="float" office:value="95.1057">
                <text:p>95.1057</text:p>
              </table:table-cell>
              <table:table-cell office:value-type="float" office:value="95.882">
                <text:p>95.882</text:p>
              </table:table-cell>
              <table:table-cell office:value-type="float" office:value="96.5926">
                <text:p>96.5926</text:p>
              </table:table-cell>
              <table:table-cell office:value-type="float" office:value="97.237">
                <text:p>97.237</text:p>
              </table:table-cell>
              <table:table-cell office:value-type="float" office:value="97.8148">
                <text:p>97.8148</text:p>
              </table:table-cell>
              <table:table-cell office:value-type="float" office:value="98.3255">
                <text:p>98.3255</text:p>
              </table:table-cell>
              <table:table-cell office:value-type="float" office:value="98.7688">
                <text:p>98.7688</text:p>
              </table:table-cell>
              <table:table-cell office:value-type="float" office:value="99.1445">
                <text:p>99.1445</text:p>
              </table:table-cell>
              <table:table-cell office:value-type="float" office:value="99.4522">
                <text:p>99.4522</text:p>
              </table:table-cell>
              <table:table-cell office:value-type="float" office:value="99.6917">
                <text:p>99.6917</text:p>
              </table:table-cell>
              <table:table-cell office:value-type="float" office:value="99.863">
                <text:p>99.863</text:p>
              </table:table-cell>
              <table:table-cell office:value-type="float" office:value="99.9657">
                <text:p>99.9657</text:p>
              </table:table-cell>
              <table:table-cell office:value-type="float" office:value="100">
                <text:p>100</text:p>
              </table:table-cell>
              <table:table-cell office:value-type="float" office:value="99.9657">
                <text:p>99.9657</text:p>
              </table:table-cell>
              <table:table-cell office:value-type="float" office:value="99.863">
                <text:p>99.863</text:p>
              </table:table-cell>
              <table:table-cell office:value-type="float" office:value="99.6917">
                <text:p>99.6917</text:p>
              </table:table-cell>
              <table:table-cell office:value-type="float" office:value="99.4522">
                <text:p>99.4522</text:p>
              </table:table-cell>
              <table:table-cell office:value-type="float" office:value="99.1445">
                <text:p>99.1445</text:p>
              </table:table-cell>
              <table:table-cell office:value-type="float" office:value="98.7688">
                <text:p>98.7688</text:p>
              </table:table-cell>
              <table:table-cell office:value-type="float" office:value="98.3255">
                <text:p>98.3255</text:p>
              </table:table-cell>
              <table:table-cell office:value-type="float" office:value="97.8148">
                <text:p>97.8148</text:p>
              </table:table-cell>
              <table:table-cell office:value-type="float" office:value="97.237">
                <text:p>97.237</text:p>
              </table:table-cell>
              <table:table-cell office:value-type="float" office:value="96.5926">
                <text:p>96.5926</text:p>
              </table:table-cell>
              <table:table-cell office:value-type="float" office:value="95.882">
                <text:p>95.882</text:p>
              </table:table-cell>
              <table:table-cell office:value-type="float" office:value="95.1057">
                <text:p>95.1057</text:p>
              </table:table-cell>
              <table:table-cell office:value-type="float" office:value="94.2641">
                <text:p>94.2641</text:p>
              </table:table-cell>
              <table:table-cell office:value-type="float" office:value="93.358">
                <text:p>93.358</text:p>
              </table:table-cell>
              <table:table-cell office:value-type="float" office:value="92.388">
                <text:p>92.388</text:p>
              </table:table-cell>
              <table:table-cell office:value-type="float" office:value="91.3545">
                <text:p>91.3545</text:p>
              </table:table-cell>
              <table:table-cell office:value-type="float" office:value="90.2585">
                <text:p>90.2585</text:p>
              </table:table-cell>
              <table:table-cell office:value-type="float" office:value="89.1007">
                <text:p>89.1007</text:p>
              </table:table-cell>
              <table:table-cell office:value-type="float" office:value="87.8817">
                <text:p>87.8817</text:p>
              </table:table-cell>
              <table:table-cell office:value-type="float" office:value="86.6025">
                <text:p>86.6025</text:p>
              </table:table-cell>
              <table:table-cell office:value-type="float" office:value="85.264">
                <text:p>85.264</text:p>
              </table:table-cell>
              <table:table-cell office:value-type="float" office:value="83.8671">
                <text:p>83.8671</text:p>
              </table:table-cell>
              <table:table-cell office:value-type="float" office:value="82.4126">
                <text:p>82.4126</text:p>
              </table:table-cell>
              <table:table-cell office:value-type="float" office:value="80.9017">
                <text:p>80.9017</text:p>
              </table:table-cell>
              <table:table-cell office:value-type="float" office:value="79.3353">
                <text:p>79.3353</text:p>
              </table:table-cell>
              <table:table-cell office:value-type="float" office:value="77.7146">
                <text:p>77.7146</text:p>
              </table:table-cell>
              <table:table-cell office:value-type="float" office:value="76.0406">
                <text:p>76.0406</text:p>
              </table:table-cell>
              <table:table-cell office:value-type="float" office:value="74.3145">
                <text:p>74.3145</text:p>
              </table:table-cell>
              <table:table-cell office:value-type="float" office:value="72.5374">
                <text:p>72.5374</text:p>
              </table:table-cell>
              <table:table-cell office:value-type="float" office:value="70.7107">
                <text:p>70.7107</text:p>
              </table:table-cell>
              <table:table-cell office:value-type="float" office:value="68.8355">
                <text:p>68.8355</text:p>
              </table:table-cell>
              <table:table-cell office:value-type="float" office:value="66.9131">
                <text:p>66.9131</text:p>
              </table:table-cell>
              <table:table-cell office:value-type="float" office:value="64.9448">
                <text:p>64.9448</text:p>
              </table:table-cell>
              <table:table-cell office:value-type="float" office:value="62.932">
                <text:p>62.932</text:p>
              </table:table-cell>
              <table:table-cell office:value-type="float" office:value="60.8761">
                <text:p>60.8761</text:p>
              </table:table-cell>
              <table:table-cell office:value-type="float" office:value="58.7785">
                <text:p>58.7785</text:p>
              </table:table-cell>
              <table:table-cell office:value-type="float" office:value="56.6406">
                <text:p>56.6406</text:p>
              </table:table-cell>
              <table:table-cell office:value-type="float" office:value="54.4639">
                <text:p>54.4639</text:p>
              </table:table-cell>
              <table:table-cell office:value-type="float" office:value="52.2499">
                <text:p>52.2499</text:p>
              </table:table-cell>
              <table:table-cell office:value-type="float" office:value="50">
                <text:p>50</text:p>
              </table:table-cell>
              <table:table-cell office:value-type="float" office:value="47.7159">
                <text:p>47.7159</text:p>
              </table:table-cell>
              <table:table-cell office:value-type="float" office:value="45.399">
                <text:p>45.399</text:p>
              </table:table-cell>
              <table:table-cell office:value-type="float" office:value="43.0511">
                <text:p>43.0511</text:p>
              </table:table-cell>
              <table:table-cell office:value-type="float" office:value="40.6737">
                <text:p>40.6737</text:p>
              </table:table-cell>
              <table:table-cell office:value-type="float" office:value="38.2683">
                <text:p>38.2683</text:p>
              </table:table-cell>
              <table:table-cell office:value-type="float" office:value="35.8368">
                <text:p>35.8368</text:p>
              </table:table-cell>
              <table:table-cell office:value-type="float" office:value="33.3807">
                <text:p>33.3807</text:p>
              </table:table-cell>
              <table:table-cell office:value-type="float" office:value="30.9017">
                <text:p>30.9017</text:p>
              </table:table-cell>
              <table:table-cell office:value-type="float" office:value="28.4015">
                <text:p>28.4015</text:p>
              </table:table-cell>
              <table:table-cell office:value-type="float" office:value="25.8819">
                <text:p>25.8819</text:p>
              </table:table-cell>
              <table:table-cell office:value-type="float" office:value="23.3445">
                <text:p>23.3445</text:p>
              </table:table-cell>
              <table:table-cell office:value-type="float" office:value="20.7912">
                <text:p>20.7912</text:p>
              </table:table-cell>
              <table:table-cell office:value-type="float" office:value="18.2236">
                <text:p>18.2236</text:p>
              </table:table-cell>
              <table:table-cell office:value-type="float" office:value="15.6434">
                <text:p>15.6434</text:p>
              </table:table-cell>
              <table:table-cell office:value-type="float" office:value="13.0526">
                <text:p>13.0526</text:p>
              </table:table-cell>
              <table:table-cell office:value-type="float" office:value="10.4528">
                <text:p>10.4528</text:p>
              </table:table-cell>
              <table:table-cell office:value-type="float" office:value="7.84591">
                <text:p>7.84591</text:p>
              </table:table-cell>
              <table:table-cell office:value-type="float" office:value="5.2336">
                <text:p>5.2336</text:p>
              </table:table-cell>
              <table:table-cell office:value-type="float" office:value="2.61769">
                <text:p>2.6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1.A22:res1.ADV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1769">
                <text:p>2.61769</text:p>
              </table:table-cell>
              <table:table-cell office:value-type="float" office:value="5.2336">
                <text:p>5.2336</text:p>
              </table:table-cell>
              <table:table-cell office:value-type="float" office:value="7.84591">
                <text:p>7.84591</text:p>
              </table:table-cell>
              <table:table-cell office:value-type="float" office:value="10.4528">
                <text:p>10.4528</text:p>
              </table:table-cell>
              <table:table-cell office:value-type="float" office:value="13.0526">
                <text:p>13.0526</text:p>
              </table:table-cell>
              <table:table-cell office:value-type="float" office:value="15.6434">
                <text:p>15.6434</text:p>
              </table:table-cell>
              <table:table-cell office:value-type="float" office:value="18.2236">
                <text:p>18.2236</text:p>
              </table:table-cell>
              <table:table-cell office:value-type="float" office:value="20.7912">
                <text:p>20.7912</text:p>
              </table:table-cell>
              <table:table-cell office:value-type="float" office:value="23.3445">
                <text:p>23.3445</text:p>
              </table:table-cell>
              <table:table-cell office:value-type="float" office:value="25.8819">
                <text:p>25.8819</text:p>
              </table:table-cell>
              <table:table-cell office:value-type="float" office:value="28.4015">
                <text:p>28.4015</text:p>
              </table:table-cell>
              <table:table-cell office:value-type="float" office:value="30.9017">
                <text:p>30.9017</text:p>
              </table:table-cell>
              <table:table-cell office:value-type="float" office:value="33.3807">
                <text:p>33.3807</text:p>
              </table:table-cell>
              <table:table-cell office:value-type="float" office:value="35.8368">
                <text:p>35.8368</text:p>
              </table:table-cell>
              <table:table-cell office:value-type="float" office:value="38.2683">
                <text:p>38.2683</text:p>
              </table:table-cell>
              <table:table-cell office:value-type="float" office:value="40.6737">
                <text:p>40.6737</text:p>
              </table:table-cell>
              <table:table-cell office:value-type="float" office:value="43.0511">
                <text:p>43.0511</text:p>
              </table:table-cell>
              <table:table-cell office:value-type="float" office:value="45.399">
                <text:p>45.399</text:p>
              </table:table-cell>
              <table:table-cell office:value-type="float" office:value="47.7159">
                <text:p>47.7159</text:p>
              </table:table-cell>
              <table:table-cell office:value-type="float" office:value="50">
                <text:p>50</text:p>
              </table:table-cell>
              <table:table-cell office:value-type="float" office:value="52.2499">
                <text:p>52.2499</text:p>
              </table:table-cell>
              <table:table-cell office:value-type="float" office:value="54.4639">
                <text:p>54.4639</text:p>
              </table:table-cell>
              <table:table-cell office:value-type="float" office:value="56.6406">
                <text:p>56.6406</text:p>
              </table:table-cell>
              <table:table-cell office:value-type="float" office:value="58.7785">
                <text:p>58.7785</text:p>
              </table:table-cell>
              <table:table-cell office:value-type="float" office:value="60.8761">
                <text:p>60.8761</text:p>
              </table:table-cell>
              <table:table-cell office:value-type="float" office:value="62.932">
                <text:p>62.932</text:p>
              </table:table-cell>
              <table:table-cell office:value-type="float" office:value="64.9448">
                <text:p>64.9448</text:p>
              </table:table-cell>
              <table:table-cell office:value-type="float" office:value="66.9131">
                <text:p>66.9131</text:p>
              </table:table-cell>
              <table:table-cell office:value-type="float" office:value="68.8355">
                <text:p>68.8355</text:p>
              </table:table-cell>
              <table:table-cell office:value-type="float" office:value="70.7107">
                <text:p>70.7107</text:p>
              </table:table-cell>
              <table:table-cell office:value-type="float" office:value="72.5374">
                <text:p>72.5374</text:p>
              </table:table-cell>
              <table:table-cell office:value-type="float" office:value="74.3145">
                <text:p>74.3145</text:p>
              </table:table-cell>
              <table:table-cell office:value-type="float" office:value="76.0406">
                <text:p>76.0406</text:p>
              </table:table-cell>
              <table:table-cell office:value-type="float" office:value="77.7146">
                <text:p>77.7146</text:p>
              </table:table-cell>
              <table:table-cell office:value-type="float" office:value="79.3353">
                <text:p>79.3353</text:p>
              </table:table-cell>
              <table:table-cell office:value-type="float" office:value="80.9017">
                <text:p>80.9017</text:p>
              </table:table-cell>
              <table:table-cell office:value-type="float" office:value="82.4126">
                <text:p>82.4126</text:p>
              </table:table-cell>
              <table:table-cell office:value-type="float" office:value="83.8671">
                <text:p>83.8671</text:p>
              </table:table-cell>
              <table:table-cell office:value-type="float" office:value="85.264">
                <text:p>85.264</text:p>
              </table:table-cell>
              <table:table-cell office:value-type="float" office:value="86.6025">
                <text:p>86.6025</text:p>
              </table:table-cell>
              <table:table-cell office:value-type="float" office:value="87.8817">
                <text:p>87.8817</text:p>
              </table:table-cell>
              <table:table-cell office:value-type="float" office:value="89.1007">
                <text:p>89.1007</text:p>
              </table:table-cell>
              <table:table-cell office:value-type="float" office:value="90.2585">
                <text:p>90.2585</text:p>
              </table:table-cell>
              <table:table-cell office:value-type="float" office:value="91.3545">
                <text:p>91.3545</text:p>
              </table:table-cell>
              <table:table-cell office:value-type="float" office:value="92.388">
                <text:p>92.388</text:p>
              </table:table-cell>
              <table:table-cell office:value-type="float" office:value="93.358">
                <text:p>93.358</text:p>
              </table:table-cell>
              <table:table-cell office:value-type="float" office:value="94.2641">
                <text:p>94.2641</text:p>
              </table:table-cell>
              <table:table-cell office:value-type="float" office:value="95.1057">
                <text:p>95.1057</text:p>
              </table:table-cell>
              <table:table-cell office:value-type="float" office:value="95.882">
                <text:p>95.882</text:p>
              </table:table-cell>
              <table:table-cell office:value-type="float" office:value="96.5926">
                <text:p>96.5926</text:p>
              </table:table-cell>
              <table:table-cell office:value-type="float" office:value="97.237">
                <text:p>97.237</text:p>
              </table:table-cell>
              <table:table-cell office:value-type="float" office:value="97.8148">
                <text:p>97.8148</text:p>
              </table:table-cell>
              <table:table-cell office:value-type="float" office:value="98.3255">
                <text:p>98.3255</text:p>
              </table:table-cell>
              <table:table-cell office:value-type="float" office:value="98.7688">
                <text:p>98.7688</text:p>
              </table:table-cell>
              <table:table-cell office:value-type="float" office:value="99.1445">
                <text:p>99.1445</text:p>
              </table:table-cell>
              <table:table-cell office:value-type="float" office:value="99.4522">
                <text:p>99.4522</text:p>
              </table:table-cell>
              <table:table-cell office:value-type="float" office:value="99.6917">
                <text:p>99.6917</text:p>
              </table:table-cell>
              <table:table-cell office:value-type="float" office:value="99.863">
                <text:p>99.863</text:p>
              </table:table-cell>
              <table:table-cell office:value-type="float" office:value="99.9657">
                <text:p>99.9657</text:p>
              </table:table-cell>
              <table:table-cell office:value-type="float" office:value="100">
                <text:p>100</text:p>
              </table:table-cell>
              <table:table-cell office:value-type="float" office:value="99.9657">
                <text:p>99.9657</text:p>
              </table:table-cell>
              <table:table-cell office:value-type="float" office:value="99.863">
                <text:p>99.863</text:p>
              </table:table-cell>
              <table:table-cell office:value-type="float" office:value="99.6917">
                <text:p>99.6917</text:p>
              </table:table-cell>
              <table:table-cell office:value-type="float" office:value="99.4522">
                <text:p>99.4522</text:p>
              </table:table-cell>
              <table:table-cell office:value-type="float" office:value="99.1445">
                <text:p>99.1445</text:p>
              </table:table-cell>
              <table:table-cell office:value-type="float" office:value="98.7688">
                <text:p>98.7688</text:p>
              </table:table-cell>
              <table:table-cell office:value-type="float" office:value="98.3255">
                <text:p>98.3255</text:p>
              </table:table-cell>
              <table:table-cell office:value-type="float" office:value="97.8148">
                <text:p>97.8148</text:p>
              </table:table-cell>
              <table:table-cell office:value-type="float" office:value="97.237">
                <text:p>97.237</text:p>
              </table:table-cell>
              <table:table-cell office:value-type="float" office:value="96.5926">
                <text:p>96.5926</text:p>
              </table:table-cell>
              <table:table-cell office:value-type="float" office:value="95.882">
                <text:p>95.882</text:p>
              </table:table-cell>
              <table:table-cell office:value-type="float" office:value="95.1057">
                <text:p>95.1057</text:p>
              </table:table-cell>
              <table:table-cell office:value-type="float" office:value="94.2641">
                <text:p>94.2641</text:p>
              </table:table-cell>
              <table:table-cell office:value-type="float" office:value="93.358">
                <text:p>93.358</text:p>
              </table:table-cell>
              <table:table-cell office:value-type="float" office:value="92.388">
                <text:p>92.388</text:p>
              </table:table-cell>
              <table:table-cell office:value-type="float" office:value="91.3545">
                <text:p>91.3545</text:p>
              </table:table-cell>
              <table:table-cell office:value-type="float" office:value="90.2585">
                <text:p>90.2585</text:p>
              </table:table-cell>
              <table:table-cell office:value-type="float" office:value="89.1007">
                <text:p>89.1007</text:p>
              </table:table-cell>
              <table:table-cell office:value-type="float" office:value="87.8817">
                <text:p>87.8817</text:p>
              </table:table-cell>
              <table:table-cell office:value-type="float" office:value="86.6025">
                <text:p>86.6025</text:p>
              </table:table-cell>
              <table:table-cell office:value-type="float" office:value="85.264">
                <text:p>85.264</text:p>
              </table:table-cell>
              <table:table-cell office:value-type="float" office:value="83.8671">
                <text:p>83.8671</text:p>
              </table:table-cell>
              <table:table-cell office:value-type="float" office:value="82.4126">
                <text:p>82.4126</text:p>
              </table:table-cell>
              <table:table-cell office:value-type="float" office:value="80.9017">
                <text:p>80.9017</text:p>
              </table:table-cell>
              <table:table-cell office:value-type="float" office:value="79.3353">
                <text:p>79.3353</text:p>
              </table:table-cell>
              <table:table-cell office:value-type="float" office:value="77.7146">
                <text:p>77.7146</text:p>
              </table:table-cell>
              <table:table-cell office:value-type="float" office:value="76.0406">
                <text:p>76.0406</text:p>
              </table:table-cell>
              <table:table-cell office:value-type="float" office:value="74.3145">
                <text:p>74.3145</text:p>
              </table:table-cell>
              <table:table-cell office:value-type="float" office:value="72.5374">
                <text:p>72.5374</text:p>
              </table:table-cell>
              <table:table-cell office:value-type="float" office:value="70.7107">
                <text:p>70.7107</text:p>
              </table:table-cell>
              <table:table-cell office:value-type="float" office:value="68.8355">
                <text:p>68.8355</text:p>
              </table:table-cell>
              <table:table-cell office:value-type="float" office:value="66.9131">
                <text:p>66.9131</text:p>
              </table:table-cell>
              <table:table-cell office:value-type="float" office:value="64.9448">
                <text:p>64.9448</text:p>
              </table:table-cell>
              <table:table-cell office:value-type="float" office:value="62.932">
                <text:p>62.932</text:p>
              </table:table-cell>
              <table:table-cell office:value-type="float" office:value="60.8761">
                <text:p>60.8761</text:p>
              </table:table-cell>
              <table:table-cell office:value-type="float" office:value="58.7785">
                <text:p>58.7785</text:p>
              </table:table-cell>
              <table:table-cell office:value-type="float" office:value="56.6406">
                <text:p>56.6406</text:p>
              </table:table-cell>
              <table:table-cell office:value-type="float" office:value="54.4639">
                <text:p>54.4639</text:p>
              </table:table-cell>
              <table:table-cell office:value-type="float" office:value="52.2499">
                <text:p>52.2499</text:p>
              </table:table-cell>
              <table:table-cell office:value-type="float" office:value="50">
                <text:p>50</text:p>
              </table:table-cell>
              <table:table-cell office:value-type="float" office:value="47.7159">
                <text:p>47.7159</text:p>
              </table:table-cell>
              <table:table-cell office:value-type="float" office:value="45.399">
                <text:p>45.399</text:p>
              </table:table-cell>
              <table:table-cell office:value-type="float" office:value="43.0511">
                <text:p>43.0511</text:p>
              </table:table-cell>
              <table:table-cell office:value-type="float" office:value="40.6737">
                <text:p>40.6737</text:p>
              </table:table-cell>
              <table:table-cell office:value-type="float" office:value="38.2683">
                <text:p>38.2683</text:p>
              </table:table-cell>
              <table:table-cell office:value-type="float" office:value="35.8368">
                <text:p>35.8368</text:p>
              </table:table-cell>
              <table:table-cell office:value-type="float" office:value="33.3807">
                <text:p>33.3807</text:p>
              </table:table-cell>
              <table:table-cell office:value-type="float" office:value="30.9017">
                <text:p>30.9017</text:p>
              </table:table-cell>
              <table:table-cell office:value-type="float" office:value="28.4015">
                <text:p>28.4015</text:p>
              </table:table-cell>
              <table:table-cell office:value-type="float" office:value="25.8819">
                <text:p>25.8819</text:p>
              </table:table-cell>
              <table:table-cell office:value-type="float" office:value="23.3445">
                <text:p>23.3445</text:p>
              </table:table-cell>
              <table:table-cell office:value-type="float" office:value="20.7912">
                <text:p>20.7912</text:p>
              </table:table-cell>
              <table:table-cell office:value-type="float" office:value="18.2236">
                <text:p>18.2236</text:p>
              </table:table-cell>
              <table:table-cell office:value-type="float" office:value="15.6434">
                <text:p>15.6434</text:p>
              </table:table-cell>
              <table:table-cell office:value-type="float" office:value="13.0526">
                <text:p>13.0526</text:p>
              </table:table-cell>
              <table:table-cell office:value-type="float" office:value="10.4528">
                <text:p>10.4528</text:p>
              </table:table-cell>
              <table:table-cell office:value-type="float" office:value="7.84591">
                <text:p>7.84591</text:p>
              </table:table-cell>
              <table:table-cell office:value-type="float" office:value="5.2336">
                <text:p>5.2336</text:p>
              </table:table-cell>
              <table:table-cell office:value-type="float" office:value="2.61769">
                <text:p>2.6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1.A28:res1.ADV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1769">
                <text:p>2.61769</text:p>
              </table:table-cell>
              <table:table-cell office:value-type="float" office:value="5.2336">
                <text:p>5.2336</text:p>
              </table:table-cell>
              <table:table-cell office:value-type="float" office:value="7.84591">
                <text:p>7.84591</text:p>
              </table:table-cell>
              <table:table-cell office:value-type="float" office:value="10.4528">
                <text:p>10.4528</text:p>
              </table:table-cell>
              <table:table-cell office:value-type="float" office:value="13.0526">
                <text:p>13.0526</text:p>
              </table:table-cell>
              <table:table-cell office:value-type="float" office:value="15.6434">
                <text:p>15.6434</text:p>
              </table:table-cell>
              <table:table-cell office:value-type="float" office:value="18.2236">
                <text:p>18.2236</text:p>
              </table:table-cell>
              <table:table-cell office:value-type="float" office:value="20.7912">
                <text:p>20.7912</text:p>
              </table:table-cell>
              <table:table-cell office:value-type="float" office:value="23.3445">
                <text:p>23.3445</text:p>
              </table:table-cell>
              <table:table-cell office:value-type="float" office:value="25.8819">
                <text:p>25.8819</text:p>
              </table:table-cell>
              <table:table-cell office:value-type="float" office:value="28.4015">
                <text:p>28.4015</text:p>
              </table:table-cell>
              <table:table-cell office:value-type="float" office:value="30.9017">
                <text:p>30.9017</text:p>
              </table:table-cell>
              <table:table-cell office:value-type="float" office:value="33.3807">
                <text:p>33.3807</text:p>
              </table:table-cell>
              <table:table-cell office:value-type="float" office:value="35.8368">
                <text:p>35.8368</text:p>
              </table:table-cell>
              <table:table-cell office:value-type="float" office:value="38.2683">
                <text:p>38.2683</text:p>
              </table:table-cell>
              <table:table-cell office:value-type="float" office:value="40.6737">
                <text:p>40.6737</text:p>
              </table:table-cell>
              <table:table-cell office:value-type="float" office:value="43.0511">
                <text:p>43.0511</text:p>
              </table:table-cell>
              <table:table-cell office:value-type="float" office:value="45.399">
                <text:p>45.399</text:p>
              </table:table-cell>
              <table:table-cell office:value-type="float" office:value="47.7159">
                <text:p>47.7159</text:p>
              </table:table-cell>
              <table:table-cell office:value-type="float" office:value="50">
                <text:p>50</text:p>
              </table:table-cell>
              <table:table-cell office:value-type="float" office:value="52.2499">
                <text:p>52.2499</text:p>
              </table:table-cell>
              <table:table-cell office:value-type="float" office:value="54.4639">
                <text:p>54.4639</text:p>
              </table:table-cell>
              <table:table-cell office:value-type="float" office:value="56.6406">
                <text:p>56.6406</text:p>
              </table:table-cell>
              <table:table-cell office:value-type="float" office:value="58.7785">
                <text:p>58.7785</text:p>
              </table:table-cell>
              <table:table-cell office:value-type="float" office:value="60.8761">
                <text:p>60.8761</text:p>
              </table:table-cell>
              <table:table-cell office:value-type="float" office:value="62.932">
                <text:p>62.932</text:p>
              </table:table-cell>
              <table:table-cell office:value-type="float" office:value="64.9448">
                <text:p>64.9448</text:p>
              </table:table-cell>
              <table:table-cell office:value-type="float" office:value="66.9131">
                <text:p>66.9131</text:p>
              </table:table-cell>
              <table:table-cell office:value-type="float" office:value="68.8355">
                <text:p>68.8355</text:p>
              </table:table-cell>
              <table:table-cell office:value-type="float" office:value="70.7107">
                <text:p>70.7107</text:p>
              </table:table-cell>
              <table:table-cell office:value-type="float" office:value="72.5374">
                <text:p>72.5374</text:p>
              </table:table-cell>
              <table:table-cell office:value-type="float" office:value="74.3145">
                <text:p>74.3145</text:p>
              </table:table-cell>
              <table:table-cell office:value-type="float" office:value="76.0406">
                <text:p>76.0406</text:p>
              </table:table-cell>
              <table:table-cell office:value-type="float" office:value="77.7146">
                <text:p>77.7146</text:p>
              </table:table-cell>
              <table:table-cell office:value-type="float" office:value="79.3353">
                <text:p>79.3353</text:p>
              </table:table-cell>
              <table:table-cell office:value-type="float" office:value="80.9017">
                <text:p>80.9017</text:p>
              </table:table-cell>
              <table:table-cell office:value-type="float" office:value="82.4126">
                <text:p>82.4126</text:p>
              </table:table-cell>
              <table:table-cell office:value-type="float" office:value="83.8671">
                <text:p>83.8671</text:p>
              </table:table-cell>
              <table:table-cell office:value-type="float" office:value="85.264">
                <text:p>85.264</text:p>
              </table:table-cell>
              <table:table-cell office:value-type="float" office:value="86.6025">
                <text:p>86.6025</text:p>
              </table:table-cell>
              <table:table-cell office:value-type="float" office:value="87.8817">
                <text:p>87.8817</text:p>
              </table:table-cell>
              <table:table-cell office:value-type="float" office:value="89.1007">
                <text:p>89.1007</text:p>
              </table:table-cell>
              <table:table-cell office:value-type="float" office:value="90.2585">
                <text:p>90.2585</text:p>
              </table:table-cell>
              <table:table-cell office:value-type="float" office:value="91.3545">
                <text:p>91.3545</text:p>
              </table:table-cell>
              <table:table-cell office:value-type="float" office:value="92.388">
                <text:p>92.388</text:p>
              </table:table-cell>
              <table:table-cell office:value-type="float" office:value="93.358">
                <text:p>93.358</text:p>
              </table:table-cell>
              <table:table-cell office:value-type="float" office:value="94.2641">
                <text:p>94.2641</text:p>
              </table:table-cell>
              <table:table-cell office:value-type="float" office:value="95.1057">
                <text:p>95.1057</text:p>
              </table:table-cell>
              <table:table-cell office:value-type="float" office:value="95.882">
                <text:p>95.882</text:p>
              </table:table-cell>
              <table:table-cell office:value-type="float" office:value="96.5926">
                <text:p>96.5926</text:p>
              </table:table-cell>
              <table:table-cell office:value-type="float" office:value="97.237">
                <text:p>97.237</text:p>
              </table:table-cell>
              <table:table-cell office:value-type="float" office:value="97.8148">
                <text:p>97.8148</text:p>
              </table:table-cell>
              <table:table-cell office:value-type="float" office:value="98.3255">
                <text:p>98.3255</text:p>
              </table:table-cell>
              <table:table-cell office:value-type="float" office:value="98.7688">
                <text:p>98.7688</text:p>
              </table:table-cell>
              <table:table-cell office:value-type="float" office:value="99.1445">
                <text:p>99.1445</text:p>
              </table:table-cell>
              <table:table-cell office:value-type="float" office:value="99.4522">
                <text:p>99.4522</text:p>
              </table:table-cell>
              <table:table-cell office:value-type="float" office:value="99.6917">
                <text:p>99.6917</text:p>
              </table:table-cell>
              <table:table-cell office:value-type="float" office:value="99.863">
                <text:p>99.863</text:p>
              </table:table-cell>
              <table:table-cell office:value-type="float" office:value="99.9657">
                <text:p>99.9657</text:p>
              </table:table-cell>
              <table:table-cell office:value-type="float" office:value="100">
                <text:p>100</text:p>
              </table:table-cell>
              <table:table-cell office:value-type="float" office:value="99.9657">
                <text:p>99.9657</text:p>
              </table:table-cell>
              <table:table-cell office:value-type="float" office:value="99.863">
                <text:p>99.863</text:p>
              </table:table-cell>
              <table:table-cell office:value-type="float" office:value="99.6917">
                <text:p>99.6917</text:p>
              </table:table-cell>
              <table:table-cell office:value-type="float" office:value="99.4522">
                <text:p>99.4522</text:p>
              </table:table-cell>
              <table:table-cell office:value-type="float" office:value="99.1445">
                <text:p>99.1445</text:p>
              </table:table-cell>
              <table:table-cell office:value-type="float" office:value="98.7688">
                <text:p>98.7688</text:p>
              </table:table-cell>
              <table:table-cell office:value-type="float" office:value="98.3255">
                <text:p>98.3255</text:p>
              </table:table-cell>
              <table:table-cell office:value-type="float" office:value="97.8148">
                <text:p>97.8148</text:p>
              </table:table-cell>
              <table:table-cell office:value-type="float" office:value="97.237">
                <text:p>97.237</text:p>
              </table:table-cell>
              <table:table-cell office:value-type="float" office:value="96.5926">
                <text:p>96.5926</text:p>
              </table:table-cell>
              <table:table-cell office:value-type="float" office:value="95.882">
                <text:p>95.882</text:p>
              </table:table-cell>
              <table:table-cell office:value-type="float" office:value="95.1057">
                <text:p>95.1057</text:p>
              </table:table-cell>
              <table:table-cell office:value-type="float" office:value="94.2641">
                <text:p>94.2641</text:p>
              </table:table-cell>
              <table:table-cell office:value-type="float" office:value="93.358">
                <text:p>93.358</text:p>
              </table:table-cell>
              <table:table-cell office:value-type="float" office:value="92.388">
                <text:p>92.388</text:p>
              </table:table-cell>
              <table:table-cell office:value-type="float" office:value="91.3545">
                <text:p>91.3545</text:p>
              </table:table-cell>
              <table:table-cell office:value-type="float" office:value="90.2585">
                <text:p>90.2585</text:p>
              </table:table-cell>
              <table:table-cell office:value-type="float" office:value="89.1007">
                <text:p>89.1007</text:p>
              </table:table-cell>
              <table:table-cell office:value-type="float" office:value="87.8817">
                <text:p>87.8817</text:p>
              </table:table-cell>
              <table:table-cell office:value-type="float" office:value="86.6025">
                <text:p>86.6025</text:p>
              </table:table-cell>
              <table:table-cell office:value-type="float" office:value="85.264">
                <text:p>85.264</text:p>
              </table:table-cell>
              <table:table-cell office:value-type="float" office:value="83.8671">
                <text:p>83.8671</text:p>
              </table:table-cell>
              <table:table-cell office:value-type="float" office:value="82.4126">
                <text:p>82.4126</text:p>
              </table:table-cell>
              <table:table-cell office:value-type="float" office:value="80.9017">
                <text:p>80.9017</text:p>
              </table:table-cell>
              <table:table-cell office:value-type="float" office:value="79.3353">
                <text:p>79.3353</text:p>
              </table:table-cell>
              <table:table-cell office:value-type="float" office:value="77.7146">
                <text:p>77.7146</text:p>
              </table:table-cell>
              <table:table-cell office:value-type="float" office:value="76.0406">
                <text:p>76.0406</text:p>
              </table:table-cell>
              <table:table-cell office:value-type="float" office:value="74.3145">
                <text:p>74.3145</text:p>
              </table:table-cell>
              <table:table-cell office:value-type="float" office:value="72.5374">
                <text:p>72.5374</text:p>
              </table:table-cell>
              <table:table-cell office:value-type="float" office:value="70.7107">
                <text:p>70.7107</text:p>
              </table:table-cell>
              <table:table-cell office:value-type="float" office:value="68.8355">
                <text:p>68.8355</text:p>
              </table:table-cell>
              <table:table-cell office:value-type="float" office:value="66.9131">
                <text:p>66.9131</text:p>
              </table:table-cell>
              <table:table-cell office:value-type="float" office:value="64.9448">
                <text:p>64.9448</text:p>
              </table:table-cell>
              <table:table-cell office:value-type="float" office:value="62.932">
                <text:p>62.932</text:p>
              </table:table-cell>
              <table:table-cell office:value-type="float" office:value="60.8761">
                <text:p>60.8761</text:p>
              </table:table-cell>
              <table:table-cell office:value-type="float" office:value="58.7785">
                <text:p>58.7785</text:p>
              </table:table-cell>
              <table:table-cell office:value-type="float" office:value="56.6406">
                <text:p>56.6406</text:p>
              </table:table-cell>
              <table:table-cell office:value-type="float" office:value="54.4639">
                <text:p>54.4639</text:p>
              </table:table-cell>
              <table:table-cell office:value-type="float" office:value="52.2499">
                <text:p>52.2499</text:p>
              </table:table-cell>
              <table:table-cell office:value-type="float" office:value="50">
                <text:p>50</text:p>
              </table:table-cell>
              <table:table-cell office:value-type="float" office:value="47.7159">
                <text:p>47.7159</text:p>
              </table:table-cell>
              <table:table-cell office:value-type="float" office:value="45.399">
                <text:p>45.399</text:p>
              </table:table-cell>
              <table:table-cell office:value-type="float" office:value="43.0511">
                <text:p>43.0511</text:p>
              </table:table-cell>
              <table:table-cell office:value-type="float" office:value="40.6737">
                <text:p>40.6737</text:p>
              </table:table-cell>
              <table:table-cell office:value-type="float" office:value="38.2683">
                <text:p>38.2683</text:p>
              </table:table-cell>
              <table:table-cell office:value-type="float" office:value="35.8368">
                <text:p>35.8368</text:p>
              </table:table-cell>
              <table:table-cell office:value-type="float" office:value="33.3807">
                <text:p>33.3807</text:p>
              </table:table-cell>
              <table:table-cell office:value-type="float" office:value="30.9017">
                <text:p>30.9017</text:p>
              </table:table-cell>
              <table:table-cell office:value-type="float" office:value="28.4015">
                <text:p>28.4015</text:p>
              </table:table-cell>
              <table:table-cell office:value-type="float" office:value="25.8819">
                <text:p>25.8819</text:p>
              </table:table-cell>
              <table:table-cell office:value-type="float" office:value="23.3445">
                <text:p>23.3445</text:p>
              </table:table-cell>
              <table:table-cell office:value-type="float" office:value="20.7912">
                <text:p>20.7912</text:p>
              </table:table-cell>
              <table:table-cell office:value-type="float" office:value="18.2236">
                <text:p>18.2236</text:p>
              </table:table-cell>
              <table:table-cell office:value-type="float" office:value="15.6434">
                <text:p>15.6434</text:p>
              </table:table-cell>
              <table:table-cell office:value-type="float" office:value="13.0526">
                <text:p>13.0526</text:p>
              </table:table-cell>
              <table:table-cell office:value-type="float" office:value="10.4528">
                <text:p>10.4528</text:p>
              </table:table-cell>
              <table:table-cell office:value-type="float" office:value="7.84591">
                <text:p>7.84591</text:p>
              </table:table-cell>
              <table:table-cell office:value-type="float" office:value="5.2336">
                <text:p>5.2336</text:p>
              </table:table-cell>
              <table:table-cell office:value-type="float" office:value="2.61769">
                <text:p>2.6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1.A34:res1.ADV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1769">
                <text:p>2.61769</text:p>
              </table:table-cell>
              <table:table-cell office:value-type="float" office:value="5.2336">
                <text:p>5.2336</text:p>
              </table:table-cell>
              <table:table-cell office:value-type="float" office:value="7.84591">
                <text:p>7.84591</text:p>
              </table:table-cell>
              <table:table-cell office:value-type="float" office:value="10.4528">
                <text:p>10.4528</text:p>
              </table:table-cell>
              <table:table-cell office:value-type="float" office:value="13.0526">
                <text:p>13.0526</text:p>
              </table:table-cell>
              <table:table-cell office:value-type="float" office:value="15.6434">
                <text:p>15.6434</text:p>
              </table:table-cell>
              <table:table-cell office:value-type="float" office:value="18.2236">
                <text:p>18.2236</text:p>
              </table:table-cell>
              <table:table-cell office:value-type="float" office:value="20.7912">
                <text:p>20.7912</text:p>
              </table:table-cell>
              <table:table-cell office:value-type="float" office:value="23.3445">
                <text:p>23.3445</text:p>
              </table:table-cell>
              <table:table-cell office:value-type="float" office:value="25.8819">
                <text:p>25.8819</text:p>
              </table:table-cell>
              <table:table-cell office:value-type="float" office:value="28.4015">
                <text:p>28.4015</text:p>
              </table:table-cell>
              <table:table-cell office:value-type="float" office:value="30.9017">
                <text:p>30.9017</text:p>
              </table:table-cell>
              <table:table-cell office:value-type="float" office:value="33.3807">
                <text:p>33.3807</text:p>
              </table:table-cell>
              <table:table-cell office:value-type="float" office:value="35.8368">
                <text:p>35.8368</text:p>
              </table:table-cell>
              <table:table-cell office:value-type="float" office:value="38.2683">
                <text:p>38.2683</text:p>
              </table:table-cell>
              <table:table-cell office:value-type="float" office:value="40.6737">
                <text:p>40.6737</text:p>
              </table:table-cell>
              <table:table-cell office:value-type="float" office:value="43.0511">
                <text:p>43.0511</text:p>
              </table:table-cell>
              <table:table-cell office:value-type="float" office:value="45.399">
                <text:p>45.399</text:p>
              </table:table-cell>
              <table:table-cell office:value-type="float" office:value="47.7159">
                <text:p>47.7159</text:p>
              </table:table-cell>
              <table:table-cell office:value-type="float" office:value="50">
                <text:p>50</text:p>
              </table:table-cell>
              <table:table-cell office:value-type="float" office:value="52.2499">
                <text:p>52.2499</text:p>
              </table:table-cell>
              <table:table-cell office:value-type="float" office:value="54.4639">
                <text:p>54.4639</text:p>
              </table:table-cell>
              <table:table-cell office:value-type="float" office:value="56.6406">
                <text:p>56.6406</text:p>
              </table:table-cell>
              <table:table-cell office:value-type="float" office:value="58.7785">
                <text:p>58.7785</text:p>
              </table:table-cell>
              <table:table-cell office:value-type="float" office:value="60.8761">
                <text:p>60.8761</text:p>
              </table:table-cell>
              <table:table-cell office:value-type="float" office:value="62.932">
                <text:p>62.932</text:p>
              </table:table-cell>
              <table:table-cell office:value-type="float" office:value="64.9448">
                <text:p>64.9448</text:p>
              </table:table-cell>
              <table:table-cell office:value-type="float" office:value="66.9131">
                <text:p>66.9131</text:p>
              </table:table-cell>
              <table:table-cell office:value-type="float" office:value="68.8355">
                <text:p>68.8355</text:p>
              </table:table-cell>
              <table:table-cell office:value-type="float" office:value="70.7107">
                <text:p>70.7107</text:p>
              </table:table-cell>
              <table:table-cell office:value-type="float" office:value="72.5374">
                <text:p>72.5374</text:p>
              </table:table-cell>
              <table:table-cell office:value-type="float" office:value="74.3145">
                <text:p>74.3145</text:p>
              </table:table-cell>
              <table:table-cell office:value-type="float" office:value="76.0406">
                <text:p>76.0406</text:p>
              </table:table-cell>
              <table:table-cell office:value-type="float" office:value="77.7146">
                <text:p>77.7146</text:p>
              </table:table-cell>
              <table:table-cell office:value-type="float" office:value="79.3353">
                <text:p>79.3353</text:p>
              </table:table-cell>
              <table:table-cell office:value-type="float" office:value="80.9017">
                <text:p>80.9017</text:p>
              </table:table-cell>
              <table:table-cell office:value-type="float" office:value="82.4126">
                <text:p>82.4126</text:p>
              </table:table-cell>
              <table:table-cell office:value-type="float" office:value="83.8671">
                <text:p>83.8671</text:p>
              </table:table-cell>
              <table:table-cell office:value-type="float" office:value="85.264">
                <text:p>85.264</text:p>
              </table:table-cell>
              <table:table-cell office:value-type="float" office:value="86.6025">
                <text:p>86.6025</text:p>
              </table:table-cell>
              <table:table-cell office:value-type="float" office:value="87.8817">
                <text:p>87.8817</text:p>
              </table:table-cell>
              <table:table-cell office:value-type="float" office:value="89.1007">
                <text:p>89.1007</text:p>
              </table:table-cell>
              <table:table-cell office:value-type="float" office:value="90.2585">
                <text:p>90.2585</text:p>
              </table:table-cell>
              <table:table-cell office:value-type="float" office:value="91.3545">
                <text:p>91.3545</text:p>
              </table:table-cell>
              <table:table-cell office:value-type="float" office:value="92.388">
                <text:p>92.388</text:p>
              </table:table-cell>
              <table:table-cell office:value-type="float" office:value="93.358">
                <text:p>93.358</text:p>
              </table:table-cell>
              <table:table-cell office:value-type="float" office:value="94.2641">
                <text:p>94.2641</text:p>
              </table:table-cell>
              <table:table-cell office:value-type="float" office:value="95.1057">
                <text:p>95.1057</text:p>
              </table:table-cell>
              <table:table-cell office:value-type="float" office:value="95.882">
                <text:p>95.882</text:p>
              </table:table-cell>
              <table:table-cell office:value-type="float" office:value="96.5926">
                <text:p>96.5926</text:p>
              </table:table-cell>
              <table:table-cell office:value-type="float" office:value="97.237">
                <text:p>97.237</text:p>
              </table:table-cell>
              <table:table-cell office:value-type="float" office:value="97.8148">
                <text:p>97.8148</text:p>
              </table:table-cell>
              <table:table-cell office:value-type="float" office:value="98.3255">
                <text:p>98.3255</text:p>
              </table:table-cell>
              <table:table-cell office:value-type="float" office:value="98.7688">
                <text:p>98.7688</text:p>
              </table:table-cell>
              <table:table-cell office:value-type="float" office:value="99.1445">
                <text:p>99.1445</text:p>
              </table:table-cell>
              <table:table-cell office:value-type="float" office:value="99.4522">
                <text:p>99.4522</text:p>
              </table:table-cell>
              <table:table-cell office:value-type="float" office:value="99.6917">
                <text:p>99.6917</text:p>
              </table:table-cell>
              <table:table-cell office:value-type="float" office:value="99.863">
                <text:p>99.863</text:p>
              </table:table-cell>
              <table:table-cell office:value-type="float" office:value="99.9657">
                <text:p>99.9657</text:p>
              </table:table-cell>
              <table:table-cell office:value-type="float" office:value="100">
                <text:p>100</text:p>
              </table:table-cell>
              <table:table-cell office:value-type="float" office:value="99.9657">
                <text:p>99.9657</text:p>
              </table:table-cell>
              <table:table-cell office:value-type="float" office:value="99.863">
                <text:p>99.863</text:p>
              </table:table-cell>
              <table:table-cell office:value-type="float" office:value="99.6917">
                <text:p>99.6917</text:p>
              </table:table-cell>
              <table:table-cell office:value-type="float" office:value="99.4522">
                <text:p>99.4522</text:p>
              </table:table-cell>
              <table:table-cell office:value-type="float" office:value="99.1445">
                <text:p>99.1445</text:p>
              </table:table-cell>
              <table:table-cell office:value-type="float" office:value="98.7688">
                <text:p>98.7688</text:p>
              </table:table-cell>
              <table:table-cell office:value-type="float" office:value="98.3255">
                <text:p>98.3255</text:p>
              </table:table-cell>
              <table:table-cell office:value-type="float" office:value="97.8148">
                <text:p>97.8148</text:p>
              </table:table-cell>
              <table:table-cell office:value-type="float" office:value="97.237">
                <text:p>97.237</text:p>
              </table:table-cell>
              <table:table-cell office:value-type="float" office:value="96.5926">
                <text:p>96.5926</text:p>
              </table:table-cell>
              <table:table-cell office:value-type="float" office:value="95.882">
                <text:p>95.882</text:p>
              </table:table-cell>
              <table:table-cell office:value-type="float" office:value="95.1057">
                <text:p>95.1057</text:p>
              </table:table-cell>
              <table:table-cell office:value-type="float" office:value="94.2641">
                <text:p>94.2641</text:p>
              </table:table-cell>
              <table:table-cell office:value-type="float" office:value="93.358">
                <text:p>93.358</text:p>
              </table:table-cell>
              <table:table-cell office:value-type="float" office:value="92.388">
                <text:p>92.388</text:p>
              </table:table-cell>
              <table:table-cell office:value-type="float" office:value="91.3545">
                <text:p>91.3545</text:p>
              </table:table-cell>
              <table:table-cell office:value-type="float" office:value="90.2585">
                <text:p>90.2585</text:p>
              </table:table-cell>
              <table:table-cell office:value-type="float" office:value="89.1007">
                <text:p>89.1007</text:p>
              </table:table-cell>
              <table:table-cell office:value-type="float" office:value="87.8817">
                <text:p>87.8817</text:p>
              </table:table-cell>
              <table:table-cell office:value-type="float" office:value="86.6025">
                <text:p>86.6025</text:p>
              </table:table-cell>
              <table:table-cell office:value-type="float" office:value="85.264">
                <text:p>85.264</text:p>
              </table:table-cell>
              <table:table-cell office:value-type="float" office:value="83.8671">
                <text:p>83.8671</text:p>
              </table:table-cell>
              <table:table-cell office:value-type="float" office:value="82.4126">
                <text:p>82.4126</text:p>
              </table:table-cell>
              <table:table-cell office:value-type="float" office:value="80.9017">
                <text:p>80.9017</text:p>
              </table:table-cell>
              <table:table-cell office:value-type="float" office:value="79.3353">
                <text:p>79.3353</text:p>
              </table:table-cell>
              <table:table-cell office:value-type="float" office:value="77.7146">
                <text:p>77.7146</text:p>
              </table:table-cell>
              <table:table-cell office:value-type="float" office:value="76.0406">
                <text:p>76.0406</text:p>
              </table:table-cell>
              <table:table-cell office:value-type="float" office:value="74.3145">
                <text:p>74.3145</text:p>
              </table:table-cell>
              <table:table-cell office:value-type="float" office:value="72.5374">
                <text:p>72.5374</text:p>
              </table:table-cell>
              <table:table-cell office:value-type="float" office:value="70.7107">
                <text:p>70.7107</text:p>
              </table:table-cell>
              <table:table-cell office:value-type="float" office:value="68.8355">
                <text:p>68.8355</text:p>
              </table:table-cell>
              <table:table-cell office:value-type="float" office:value="66.9131">
                <text:p>66.9131</text:p>
              </table:table-cell>
              <table:table-cell office:value-type="float" office:value="64.9448">
                <text:p>64.9448</text:p>
              </table:table-cell>
              <table:table-cell office:value-type="float" office:value="62.932">
                <text:p>62.932</text:p>
              </table:table-cell>
              <table:table-cell office:value-type="float" office:value="60.8761">
                <text:p>60.8761</text:p>
              </table:table-cell>
              <table:table-cell office:value-type="float" office:value="58.7785">
                <text:p>58.7785</text:p>
              </table:table-cell>
              <table:table-cell office:value-type="float" office:value="56.6406">
                <text:p>56.6406</text:p>
              </table:table-cell>
              <table:table-cell office:value-type="float" office:value="54.4639">
                <text:p>54.4639</text:p>
              </table:table-cell>
              <table:table-cell office:value-type="float" office:value="52.2499">
                <text:p>52.2499</text:p>
              </table:table-cell>
              <table:table-cell office:value-type="float" office:value="50">
                <text:p>50</text:p>
              </table:table-cell>
              <table:table-cell office:value-type="float" office:value="47.7159">
                <text:p>47.7159</text:p>
              </table:table-cell>
              <table:table-cell office:value-type="float" office:value="45.399">
                <text:p>45.399</text:p>
              </table:table-cell>
              <table:table-cell office:value-type="float" office:value="43.0511">
                <text:p>43.0511</text:p>
              </table:table-cell>
              <table:table-cell office:value-type="float" office:value="40.6737">
                <text:p>40.6737</text:p>
              </table:table-cell>
              <table:table-cell office:value-type="float" office:value="38.2683">
                <text:p>38.2683</text:p>
              </table:table-cell>
              <table:table-cell office:value-type="float" office:value="35.8368">
                <text:p>35.8368</text:p>
              </table:table-cell>
              <table:table-cell office:value-type="float" office:value="33.3807">
                <text:p>33.3807</text:p>
              </table:table-cell>
              <table:table-cell office:value-type="float" office:value="30.9017">
                <text:p>30.9017</text:p>
              </table:table-cell>
              <table:table-cell office:value-type="float" office:value="28.4015">
                <text:p>28.4015</text:p>
              </table:table-cell>
              <table:table-cell office:value-type="float" office:value="25.8819">
                <text:p>25.8819</text:p>
              </table:table-cell>
              <table:table-cell office:value-type="float" office:value="23.3445">
                <text:p>23.3445</text:p>
              </table:table-cell>
              <table:table-cell office:value-type="float" office:value="20.7912">
                <text:p>20.7912</text:p>
              </table:table-cell>
              <table:table-cell office:value-type="float" office:value="18.2236">
                <text:p>18.2236</text:p>
              </table:table-cell>
              <table:table-cell office:value-type="float" office:value="15.6434">
                <text:p>15.6434</text:p>
              </table:table-cell>
              <table:table-cell office:value-type="float" office:value="13.0526">
                <text:p>13.0526</text:p>
              </table:table-cell>
              <table:table-cell office:value-type="float" office:value="10.4528">
                <text:p>10.4528</text:p>
              </table:table-cell>
              <table:table-cell office:value-type="float" office:value="7.84591">
                <text:p>7.84591</text:p>
              </table:table-cell>
              <table:table-cell office:value-type="float" office:value="5.2336">
                <text:p>5.2336</text:p>
              </table:table-cell>
              <table:table-cell office:value-type="float" office:value="2.61769">
                <text:p>2.6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1.A40:res1.ADV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1769">
                <text:p>2.61769</text:p>
              </table:table-cell>
              <table:table-cell office:value-type="float" office:value="5.2336">
                <text:p>5.2336</text:p>
              </table:table-cell>
              <table:table-cell office:value-type="float" office:value="7.84591">
                <text:p>7.84591</text:p>
              </table:table-cell>
              <table:table-cell office:value-type="float" office:value="10.4528">
                <text:p>10.4528</text:p>
              </table:table-cell>
              <table:table-cell office:value-type="float" office:value="13.0526">
                <text:p>13.0526</text:p>
              </table:table-cell>
              <table:table-cell office:value-type="float" office:value="15.6434">
                <text:p>15.6434</text:p>
              </table:table-cell>
              <table:table-cell office:value-type="float" office:value="18.2236">
                <text:p>18.2236</text:p>
              </table:table-cell>
              <table:table-cell office:value-type="float" office:value="20.7912">
                <text:p>20.7912</text:p>
              </table:table-cell>
              <table:table-cell office:value-type="float" office:value="23.3445">
                <text:p>23.3445</text:p>
              </table:table-cell>
              <table:table-cell office:value-type="float" office:value="25.8819">
                <text:p>25.8819</text:p>
              </table:table-cell>
              <table:table-cell office:value-type="float" office:value="28.4015">
                <text:p>28.4015</text:p>
              </table:table-cell>
              <table:table-cell office:value-type="float" office:value="30.9017">
                <text:p>30.9017</text:p>
              </table:table-cell>
              <table:table-cell office:value-type="float" office:value="33.3807">
                <text:p>33.3807</text:p>
              </table:table-cell>
              <table:table-cell office:value-type="float" office:value="35.8368">
                <text:p>35.8368</text:p>
              </table:table-cell>
              <table:table-cell office:value-type="float" office:value="38.2683">
                <text:p>38.2683</text:p>
              </table:table-cell>
              <table:table-cell office:value-type="float" office:value="40.6737">
                <text:p>40.6737</text:p>
              </table:table-cell>
              <table:table-cell office:value-type="float" office:value="43.0511">
                <text:p>43.0511</text:p>
              </table:table-cell>
              <table:table-cell office:value-type="float" office:value="45.399">
                <text:p>45.399</text:p>
              </table:table-cell>
              <table:table-cell office:value-type="float" office:value="47.7159">
                <text:p>47.7159</text:p>
              </table:table-cell>
              <table:table-cell office:value-type="float" office:value="50">
                <text:p>50</text:p>
              </table:table-cell>
              <table:table-cell office:value-type="float" office:value="52.2499">
                <text:p>52.2499</text:p>
              </table:table-cell>
              <table:table-cell office:value-type="float" office:value="54.4639">
                <text:p>54.4639</text:p>
              </table:table-cell>
              <table:table-cell office:value-type="float" office:value="56.6406">
                <text:p>56.6406</text:p>
              </table:table-cell>
              <table:table-cell office:value-type="float" office:value="58.7785">
                <text:p>58.7785</text:p>
              </table:table-cell>
              <table:table-cell office:value-type="float" office:value="60.8761">
                <text:p>60.8761</text:p>
              </table:table-cell>
              <table:table-cell office:value-type="float" office:value="62.932">
                <text:p>62.932</text:p>
              </table:table-cell>
              <table:table-cell office:value-type="float" office:value="64.9448">
                <text:p>64.9448</text:p>
              </table:table-cell>
              <table:table-cell office:value-type="float" office:value="66.9131">
                <text:p>66.9131</text:p>
              </table:table-cell>
              <table:table-cell office:value-type="float" office:value="68.8355">
                <text:p>68.8355</text:p>
              </table:table-cell>
              <table:table-cell office:value-type="float" office:value="70.7107">
                <text:p>70.7107</text:p>
              </table:table-cell>
              <table:table-cell office:value-type="float" office:value="72.5374">
                <text:p>72.5374</text:p>
              </table:table-cell>
              <table:table-cell office:value-type="float" office:value="74.3145">
                <text:p>74.3145</text:p>
              </table:table-cell>
              <table:table-cell office:value-type="float" office:value="76.0406">
                <text:p>76.0406</text:p>
              </table:table-cell>
              <table:table-cell office:value-type="float" office:value="77.7146">
                <text:p>77.7146</text:p>
              </table:table-cell>
              <table:table-cell office:value-type="float" office:value="79.3353">
                <text:p>79.3353</text:p>
              </table:table-cell>
              <table:table-cell office:value-type="float" office:value="80.9017">
                <text:p>80.9017</text:p>
              </table:table-cell>
              <table:table-cell office:value-type="float" office:value="82.4126">
                <text:p>82.4126</text:p>
              </table:table-cell>
              <table:table-cell office:value-type="float" office:value="83.8671">
                <text:p>83.8671</text:p>
              </table:table-cell>
              <table:table-cell office:value-type="float" office:value="85.264">
                <text:p>85.264</text:p>
              </table:table-cell>
              <table:table-cell office:value-type="float" office:value="86.6025">
                <text:p>86.6025</text:p>
              </table:table-cell>
              <table:table-cell office:value-type="float" office:value="87.8817">
                <text:p>87.8817</text:p>
              </table:table-cell>
              <table:table-cell office:value-type="float" office:value="89.1007">
                <text:p>89.1007</text:p>
              </table:table-cell>
              <table:table-cell office:value-type="float" office:value="90.2585">
                <text:p>90.2585</text:p>
              </table:table-cell>
              <table:table-cell office:value-type="float" office:value="91.3545">
                <text:p>91.3545</text:p>
              </table:table-cell>
              <table:table-cell office:value-type="float" office:value="92.388">
                <text:p>92.388</text:p>
              </table:table-cell>
              <table:table-cell office:value-type="float" office:value="93.358">
                <text:p>93.358</text:p>
              </table:table-cell>
              <table:table-cell office:value-type="float" office:value="94.2641">
                <text:p>94.2641</text:p>
              </table:table-cell>
              <table:table-cell office:value-type="float" office:value="95.1057">
                <text:p>95.1057</text:p>
              </table:table-cell>
              <table:table-cell office:value-type="float" office:value="95.882">
                <text:p>95.882</text:p>
              </table:table-cell>
              <table:table-cell office:value-type="float" office:value="96.5926">
                <text:p>96.5926</text:p>
              </table:table-cell>
              <table:table-cell office:value-type="float" office:value="97.237">
                <text:p>97.237</text:p>
              </table:table-cell>
              <table:table-cell office:value-type="float" office:value="97.8148">
                <text:p>97.8148</text:p>
              </table:table-cell>
              <table:table-cell office:value-type="float" office:value="98.3255">
                <text:p>98.3255</text:p>
              </table:table-cell>
              <table:table-cell office:value-type="float" office:value="98.7688">
                <text:p>98.7688</text:p>
              </table:table-cell>
              <table:table-cell office:value-type="float" office:value="99.1445">
                <text:p>99.1445</text:p>
              </table:table-cell>
              <table:table-cell office:value-type="float" office:value="99.4522">
                <text:p>99.4522</text:p>
              </table:table-cell>
              <table:table-cell office:value-type="float" office:value="99.6917">
                <text:p>99.6917</text:p>
              </table:table-cell>
              <table:table-cell office:value-type="float" office:value="99.863">
                <text:p>99.863</text:p>
              </table:table-cell>
              <table:table-cell office:value-type="float" office:value="99.9657">
                <text:p>99.9657</text:p>
              </table:table-cell>
              <table:table-cell office:value-type="float" office:value="100">
                <text:p>100</text:p>
              </table:table-cell>
              <table:table-cell office:value-type="float" office:value="99.9657">
                <text:p>99.9657</text:p>
              </table:table-cell>
              <table:table-cell office:value-type="float" office:value="99.863">
                <text:p>99.863</text:p>
              </table:table-cell>
              <table:table-cell office:value-type="float" office:value="99.6917">
                <text:p>99.6917</text:p>
              </table:table-cell>
              <table:table-cell office:value-type="float" office:value="99.4522">
                <text:p>99.4522</text:p>
              </table:table-cell>
              <table:table-cell office:value-type="float" office:value="99.1445">
                <text:p>99.1445</text:p>
              </table:table-cell>
              <table:table-cell office:value-type="float" office:value="98.7688">
                <text:p>98.7688</text:p>
              </table:table-cell>
              <table:table-cell office:value-type="float" office:value="98.3255">
                <text:p>98.3255</text:p>
              </table:table-cell>
              <table:table-cell office:value-type="float" office:value="97.8148">
                <text:p>97.8148</text:p>
              </table:table-cell>
              <table:table-cell office:value-type="float" office:value="97.237">
                <text:p>97.237</text:p>
              </table:table-cell>
              <table:table-cell office:value-type="float" office:value="96.5926">
                <text:p>96.5926</text:p>
              </table:table-cell>
              <table:table-cell office:value-type="float" office:value="95.882">
                <text:p>95.882</text:p>
              </table:table-cell>
              <table:table-cell office:value-type="float" office:value="95.1057">
                <text:p>95.1057</text:p>
              </table:table-cell>
              <table:table-cell office:value-type="float" office:value="94.2641">
                <text:p>94.2641</text:p>
              </table:table-cell>
              <table:table-cell office:value-type="float" office:value="93.358">
                <text:p>93.358</text:p>
              </table:table-cell>
              <table:table-cell office:value-type="float" office:value="92.388">
                <text:p>92.388</text:p>
              </table:table-cell>
              <table:table-cell office:value-type="float" office:value="91.3545">
                <text:p>91.3545</text:p>
              </table:table-cell>
              <table:table-cell office:value-type="float" office:value="90.2585">
                <text:p>90.2585</text:p>
              </table:table-cell>
              <table:table-cell office:value-type="float" office:value="89.1007">
                <text:p>89.1007</text:p>
              </table:table-cell>
              <table:table-cell office:value-type="float" office:value="87.8817">
                <text:p>87.8817</text:p>
              </table:table-cell>
              <table:table-cell office:value-type="float" office:value="86.6025">
                <text:p>86.6025</text:p>
              </table:table-cell>
              <table:table-cell office:value-type="float" office:value="85.264">
                <text:p>85.264</text:p>
              </table:table-cell>
              <table:table-cell office:value-type="float" office:value="83.8671">
                <text:p>83.8671</text:p>
              </table:table-cell>
              <table:table-cell office:value-type="float" office:value="82.4126">
                <text:p>82.4126</text:p>
              </table:table-cell>
              <table:table-cell office:value-type="float" office:value="80.9017">
                <text:p>80.9017</text:p>
              </table:table-cell>
              <table:table-cell office:value-type="float" office:value="79.3353">
                <text:p>79.3353</text:p>
              </table:table-cell>
              <table:table-cell office:value-type="float" office:value="77.7146">
                <text:p>77.7146</text:p>
              </table:table-cell>
              <table:table-cell office:value-type="float" office:value="76.0406">
                <text:p>76.0406</text:p>
              </table:table-cell>
              <table:table-cell office:value-type="float" office:value="74.3145">
                <text:p>74.3145</text:p>
              </table:table-cell>
              <table:table-cell office:value-type="float" office:value="72.5374">
                <text:p>72.5374</text:p>
              </table:table-cell>
              <table:table-cell office:value-type="float" office:value="70.7107">
                <text:p>70.7107</text:p>
              </table:table-cell>
              <table:table-cell office:value-type="float" office:value="68.8355">
                <text:p>68.8355</text:p>
              </table:table-cell>
              <table:table-cell office:value-type="float" office:value="66.9131">
                <text:p>66.9131</text:p>
              </table:table-cell>
              <table:table-cell office:value-type="float" office:value="64.9448">
                <text:p>64.9448</text:p>
              </table:table-cell>
              <table:table-cell office:value-type="float" office:value="62.932">
                <text:p>62.932</text:p>
              </table:table-cell>
              <table:table-cell office:value-type="float" office:value="60.8761">
                <text:p>60.8761</text:p>
              </table:table-cell>
              <table:table-cell office:value-type="float" office:value="58.7785">
                <text:p>58.7785</text:p>
              </table:table-cell>
              <table:table-cell office:value-type="float" office:value="56.6406">
                <text:p>56.6406</text:p>
              </table:table-cell>
              <table:table-cell office:value-type="float" office:value="54.4639">
                <text:p>54.4639</text:p>
              </table:table-cell>
              <table:table-cell office:value-type="float" office:value="52.2499">
                <text:p>52.2499</text:p>
              </table:table-cell>
              <table:table-cell office:value-type="float" office:value="50">
                <text:p>50</text:p>
              </table:table-cell>
              <table:table-cell office:value-type="float" office:value="47.7159">
                <text:p>47.7159</text:p>
              </table:table-cell>
              <table:table-cell office:value-type="float" office:value="45.399">
                <text:p>45.399</text:p>
              </table:table-cell>
              <table:table-cell office:value-type="float" office:value="43.0511">
                <text:p>43.0511</text:p>
              </table:table-cell>
              <table:table-cell office:value-type="float" office:value="40.6737">
                <text:p>40.6737</text:p>
              </table:table-cell>
              <table:table-cell office:value-type="float" office:value="38.2683">
                <text:p>38.2683</text:p>
              </table:table-cell>
              <table:table-cell office:value-type="float" office:value="35.8368">
                <text:p>35.8368</text:p>
              </table:table-cell>
              <table:table-cell office:value-type="float" office:value="33.3807">
                <text:p>33.3807</text:p>
              </table:table-cell>
              <table:table-cell office:value-type="float" office:value="30.9017">
                <text:p>30.9017</text:p>
              </table:table-cell>
              <table:table-cell office:value-type="float" office:value="28.4015">
                <text:p>28.4015</text:p>
              </table:table-cell>
              <table:table-cell office:value-type="float" office:value="25.8819">
                <text:p>25.8819</text:p>
              </table:table-cell>
              <table:table-cell office:value-type="float" office:value="23.3445">
                <text:p>23.3445</text:p>
              </table:table-cell>
              <table:table-cell office:value-type="float" office:value="20.7912">
                <text:p>20.7912</text:p>
              </table:table-cell>
              <table:table-cell office:value-type="float" office:value="18.2236">
                <text:p>18.2236</text:p>
              </table:table-cell>
              <table:table-cell office:value-type="float" office:value="15.6434">
                <text:p>15.6434</text:p>
              </table:table-cell>
              <table:table-cell office:value-type="float" office:value="13.0526">
                <text:p>13.0526</text:p>
              </table:table-cell>
              <table:table-cell office:value-type="float" office:value="10.4528">
                <text:p>10.4528</text:p>
              </table:table-cell>
              <table:table-cell office:value-type="float" office:value="7.84591">
                <text:p>7.84591</text:p>
              </table:table-cell>
              <table:table-cell office:value-type="float" office:value="5.2336">
                <text:p>5.2336</text:p>
              </table:table-cell>
              <table:table-cell office:value-type="float" office:value="2.61769">
                <text:p>2.6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